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1"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P3" style:family="paragraph" style:parent-style-name="Footer">
      <style:paragraph-properties fo:text-align="end" style:justify-single-word="false"/>
      <style:text-properties fo:color="#202122" style:font-name="Kreon2" fo:font-size="10pt" fo:language="fr" fo:country="FR" officeooo:rsid="0046c61c" officeooo:paragraph-rsid="0046c61c" style:font-size-asian="10pt" style:font-size-complex="10pt"/>
    </style:style>
    <style:style style:name="P4" style:family="paragraph" style:parent-style-name="Footer">
      <style:paragraph-properties fo:text-align="center" style:justify-single-word="false"/>
      <style:text-properties fo:color="#202122"/>
    </style:style>
    <style:style style:name="P5" style:family="paragraph" style:parent-style-name="Footer">
      <style:paragraph-properties fo:text-align="end" style:justify-single-word="false"/>
      <style:text-properties fo:language="fr" fo:country="FR" officeooo:rsid="00180241" officeooo:paragraph-rsid="00180241"/>
    </style:style>
    <style:style style:name="P6" style:family="paragraph" style:parent-style-name="Footer">
      <style:paragraph-properties fo:text-align="end" style:justify-single-word="false"/>
      <style:text-properties fo:language="fr" fo:country="FR" officeooo:rsid="004daf75" officeooo:paragraph-rsid="004daf75"/>
    </style:style>
    <style:style style:name="P7" style:family="paragraph" style:parent-style-name="Standard">
      <style:paragraph-properties fo:text-align="center" style:justify-single-word="false"/>
      <style:text-properties fo:color="#202122" style:font-name="Kreon2" fo:language="fr" fo:country="FR" officeooo:paragraph-rsid="00180241"/>
    </style:style>
    <style:style style:name="P8" style:family="paragraph" style:parent-style-name="Standard">
      <style:paragraph-properties fo:text-align="center" style:justify-single-word="false"/>
      <style:text-properties fo:color="#202122" style:font-name="Kreon2" fo:font-size="17pt" fo:language="fr" fo:country="FR" officeooo:paragraph-rsid="00180241" style:font-size-asian="17pt" style:font-size-complex="17pt"/>
    </style:style>
    <style:style style:name="P9" style:family="paragraph" style:parent-style-name="Standard">
      <style:paragraph-properties fo:text-align="center" style:justify-single-word="false"/>
      <style:text-properties fo:color="#202122" style:font-name="Kreon2" fo:font-size="18pt" fo:language="fr" fo:country="FR" officeooo:paragraph-rsid="00180241" style:font-size-asian="18pt" style:font-size-complex="18pt"/>
    </style:style>
    <style:style style:name="P10" style:family="paragraph" style:parent-style-name="Standard">
      <style:paragraph-properties fo:text-align="center" style:justify-single-word="false"/>
      <style:text-properties fo:color="#333333" style:font-name="Kreon2" fo:font-size="14pt" fo:language="fr" fo:country="FR" officeooo:rsid="0009db7b" officeooo:paragraph-rsid="00166e83" style:font-size-asian="12.25pt" style:font-size-complex="14pt"/>
    </style:style>
    <style:style style:name="P11" style:family="paragraph" style:parent-style-name="Standard">
      <style:paragraph-properties fo:line-height="150%" fo:text-align="start" style:justify-single-word="false"/>
      <style:text-properties fo:color="#333333" style:font-name="Kreon2" fo:font-size="15pt" fo:language="fr" fo:country="FR" fo:font-weight="bold" officeooo:rsid="00232efd" officeooo:paragraph-rsid="0036f0bb" style:font-size-asian="15pt" style:font-weight-asian="bold" style:font-size-complex="15pt" style:font-weight-complex="bold"/>
    </style:style>
    <style:style style:name="P12" style:family="paragraph" style:parent-style-name="Standard">
      <style:paragraph-properties fo:line-height="115%"/>
      <style:text-properties fo:color="#333333" style:font-name="Kreon1" fo:font-size="10pt" fo:language="fr" fo:country="FR" officeooo:paragraph-rsid="00218cf3" style:font-size-asian="10pt" style:font-size-complex="10pt"/>
    </style:style>
    <style:style style:name="P13" style:family="paragraph" style:parent-style-name="Standard">
      <style:paragraph-properties fo:line-height="115%" fo:text-align="justify" style:justify-single-word="false"/>
      <style:text-properties fo:color="#333333" style:font-name="Kreon1" fo:font-size="14pt" fo:language="fr" fo:country="FR" fo:font-weight="bold" officeooo:paragraph-rsid="00218cf3" style:font-size-asian="14pt" style:font-weight-asian="bold" style:font-size-complex="14pt" style:font-weight-complex="bold"/>
    </style:style>
    <style:style style:name="P14" style:family="paragraph" style:parent-style-name="Standard">
      <style:paragraph-properties fo:line-height="115%"/>
      <style:text-properties fo:color="#333333" style:font-name="Kreon1" fo:font-size="14pt" fo:language="fr" fo:country="FR" fo:font-weight="bold" officeooo:paragraph-rsid="00218cf3" style:font-size-asian="14pt" style:font-weight-asian="bold" style:font-size-complex="14pt" style:font-weight-complex="bold"/>
    </style:style>
    <style:style style:name="P15" style:family="paragraph" style:parent-style-name="Standard">
      <style:text-properties fo:color="#333333" style:font-name="Kreon1" fo:font-size="14pt" fo:language="fr" fo:country="FR" fo:font-weight="bold" officeooo:paragraph-rsid="00218cf3" style:font-size-asian="14pt" style:font-weight-asian="bold" style:font-size-complex="14pt" style:font-weight-complex="bold"/>
    </style:style>
    <style:style style:name="P16" style:family="paragraph" style:parent-style-name="Standard">
      <style:paragraph-properties fo:line-height="115%"/>
      <style:text-properties fo:color="#333333" style:font-name="Kreon1" fo:font-size="14pt" fo:language="fr" fo:country="FR" officeooo:paragraph-rsid="00218cf3" style:font-size-asian="14pt" style:font-size-complex="14pt"/>
    </style:style>
    <style:style style:name="P17" style:family="paragraph" style:parent-style-name="Standard">
      <style:paragraph-properties fo:line-height="115%" fo:text-align="justify" style:justify-single-word="false"/>
      <style:text-properties fo:color="#333333" style:font-name="Kreon1" fo:font-size="13pt" fo:language="fr" fo:country="FR" officeooo:paragraph-rsid="00218cf3" style:font-size-asian="13pt" style:font-size-complex="13pt"/>
    </style:style>
    <style:style style:name="P18" style:family="paragraph" style:parent-style-name="Standard">
      <style:paragraph-properties fo:line-height="115%"/>
      <style:text-properties fo:color="#333333" style:font-name="Kreon1" fo:font-size="13pt" fo:language="fr" fo:country="FR" officeooo:paragraph-rsid="00218cf3" style:font-size-asian="13pt" style:font-size-complex="13pt"/>
    </style:style>
    <style:style style:name="P19" style:family="paragraph" style:parent-style-name="Standard">
      <style:text-properties fo:color="#333333" style:font-name="Kreon1" fo:font-size="13pt" fo:language="fr" fo:country="FR" officeooo:paragraph-rsid="00218cf3" style:font-size-asian="13pt" style:font-size-complex="13pt"/>
    </style:style>
    <style:style style:name="P20" style:family="paragraph" style:parent-style-name="Standard">
      <style:paragraph-properties fo:text-align="center" style:justify-single-word="false"/>
      <style:text-properties fo:color="#000000" style:font-name="Kreon2" fo:font-size="20pt" fo:language="fr" fo:country="FR" officeooo:paragraph-rsid="00180241" style:font-size-asian="20pt" style:font-size-complex="20pt"/>
    </style:style>
    <style:style style:name="P21" style:family="paragraph" style:parent-style-name="Standard">
      <style:paragraph-properties fo:text-align="center" style:justify-single-word="false"/>
      <style:text-properties fo:color="#000000" style:font-name="Kreon2" fo:font-size="18pt" fo:language="fr" fo:country="FR" officeooo:paragraph-rsid="00180241" style:font-size-asian="18pt" style:font-size-complex="18pt"/>
    </style:style>
    <style:style style:name="P22" style:family="paragraph" style:parent-style-name="Standard">
      <style:text-properties fo:language="fr" fo:country="FR"/>
    </style:style>
    <style:style style:name="P23" style:family="paragraph" style:parent-style-name="Standard">
      <style:paragraph-properties fo:line-height="115%" fo:text-align="justify" style:justify-single-word="false"/>
      <style:text-properties officeooo:paragraph-rsid="00218cf3"/>
    </style:style>
    <style:style style:name="P24" style:family="paragraph" style:parent-style-name="Standard">
      <style:paragraph-properties fo:line-height="150%" fo:text-align="start" style:justify-single-word="false"/>
      <style:text-properties officeooo:paragraph-rsid="00232efd"/>
    </style:style>
    <style:style style:name="P25" style:family="paragraph" style:parent-style-name="Standard">
      <style:paragraph-properties fo:line-height="150%" fo:text-align="start" style:justify-single-word="false"/>
      <style:text-properties officeooo:paragraph-rsid="0036f0bb"/>
    </style:style>
    <style:style style:name="P26" style:family="paragraph" style:parent-style-name="Standard">
      <style:paragraph-properties fo:line-height="150%" fo:text-align="start" style:justify-single-word="false"/>
      <style:text-properties officeooo:paragraph-rsid="0037a5d2"/>
    </style:style>
    <style:style style:name="P27" style:family="paragraph" style:parent-style-name="Footer_20_left">
      <style:paragraph-properties fo:text-align="center" style:justify-single-word="false"/>
      <style:text-properties fo:color="#333333" style:font-name="Kreon2" officeooo:rsid="00298f1a" officeooo:paragraph-rsid="00218cf3"/>
    </style:style>
    <style:style style:name="P28" style:family="paragraph" style:parent-style-name="Standard">
      <style:paragraph-properties fo:margin-top="0.0398in" fo:margin-bottom="0.0398in" loext:contextual-spacing="false" fo:line-height="115%" fo:text-align="start" style:justify-single-word="false"/>
      <style:text-properties fo:color="#333333" style:font-name="Kreon2" fo:font-size="10pt" fo:language="fr" fo:country="FR" officeooo:rsid="000cc6d2" officeooo:paragraph-rsid="00166e83" style:font-size-asian="10pt" style:font-size-complex="10pt"/>
    </style:style>
    <style:style style:name="P29"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c92e0" style:font-size-asian="10pt" style:font-size-complex="10pt"/>
    </style:style>
    <style:style style:name="P30"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fd94b" style:font-size-asian="10pt" style:font-size-complex="10pt"/>
    </style:style>
    <style:style style:name="P31"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405e19" style:font-size-asian="10pt" style:font-size-complex="10pt"/>
    </style:style>
    <style:style style:name="P32"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232efd" officeooo:paragraph-rsid="003c92e0" style:font-size-asian="15pt" style:font-weight-asian="bold" style:font-size-complex="15pt" style:font-weight-complex="bold"/>
    </style:style>
    <style:style style:name="P33"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3fd94b" officeooo:paragraph-rsid="003fd94b" style:font-size-asian="15pt" style:font-weight-asian="bold" style:font-size-complex="15pt" style:font-weight-complex="bold"/>
    </style:style>
    <style:style style:name="P34" style:family="paragraph" style:parent-style-name="Standard">
      <style:paragraph-properties fo:margin-top="0.0398in" fo:margin-bottom="0.0398in" loext:contextual-spacing="false" fo:line-height="115%" fo:text-align="justify" style:justify-single-word="false"/>
      <style:text-properties fo:color="#333333" style:font-name="Kreon2" fo:font-size="14pt" fo:language="fr" fo:country="FR" officeooo:rsid="000cc6d2" officeooo:paragraph-rsid="00166e83" style:font-size-asian="14pt" style:font-size-complex="14pt"/>
    </style:style>
    <style:style style:name="P35"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bold" officeooo:rsid="004daf75" officeooo:paragraph-rsid="004daf75" style:font-size-asian="14pt" style:font-weight-asian="bold" style:font-size-complex="14pt" style:font-weight-complex="bold"/>
    </style:style>
    <style:style style:name="P36"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4daf75" style:font-size-asian="14pt" style:font-weight-asian="normal" style:font-size-complex="14pt" style:font-weight-complex="normal"/>
    </style:style>
    <style:style style:name="P37"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38"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39" style:family="paragraph" style:parent-style-name="Standard">
      <style:paragraph-properties fo:margin-top="0.0398in" fo:margin-bottom="0.0398in" loext:contextual-spacing="false" fo:line-height="115%" fo:text-align="center" style:justify-single-word="false"/>
      <style:text-properties fo:color="#202122" style:font-name="Kreon2" fo:font-size="14pt" fo:language="fr" fo:country="FR" officeooo:rsid="0009db7b" officeooo:paragraph-rsid="00180241" style:font-size-asian="12.25pt" style:font-size-complex="14pt"/>
    </style:style>
    <style:style style:name="P40" style:family="paragraph" style:parent-style-name="Standard">
      <style:paragraph-properties fo:margin-top="0.0398in" fo:margin-bottom="0.0398in" loext:contextual-spacing="false" fo:line-height="115%" fo:text-align="end" style:justify-single-word="false"/>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1" style:family="paragraph" style:parent-style-name="Standard">
      <style:paragraph-properties fo:margin-top="0.0398in" fo:margin-bottom="0.0398in" loext:contextual-spacing="false" fo:line-height="150%" fo:text-align="start" style:justify-single-word="false"/>
      <style:text-properties fo:color="#202122" style:font-name="Kreon2" fo:font-size="15pt" fo:language="zxx" fo:country="none"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42"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43"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4"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45"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1" fo:font-size="14pt" fo:language="fr" fo:country="FR" fo:font-weight="bold" officeooo:paragraph-rsid="001ed804" fo:background-color="#ffffff" style:font-size-asian="14pt" style:font-weight-asian="bold" style:font-name-complex="Arial" style:font-size-complex="14pt" style:font-weight-complex="bold"/>
    </style:style>
    <style:style style:name="P4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47"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1"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48"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49"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50"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51"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52" style:family="paragraph" style:parent-style-name="Normal">
      <style:paragraph-properties fo:line-height="115%" fo:text-align="justify" style:justify-single-word="false"/>
      <style:text-properties officeooo:paragraph-rsid="001ed804"/>
    </style:style>
    <style:style style:name="P53" style:family="paragraph" style:parent-style-name="Normal">
      <style:paragraph-properties fo:line-height="115%" fo:text-align="justify" style:justify-single-word="false"/>
      <style:text-properties style:font-name="Kreon1" fo:font-size="1pt" fo:language="fr" fo:country="FR" officeooo:paragraph-rsid="001ed804" style:font-name-asian="Lucida Bright" style:font-size-asian="1pt" style:font-name-complex="Lucida Bright" style:font-size-complex="1pt"/>
    </style:style>
    <style:style style:name="P54" style:family="paragraph" style:parent-style-name="Normal">
      <style:paragraph-properties fo:line-height="115%" fo:text-align="justify" style:justify-single-word="false"/>
      <style:text-properties style:font-name="Kreon1"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55" style:family="paragraph" style:parent-style-name="Normal">
      <style:paragraph-properties fo:line-height="115%" fo:text-align="justify" style:justify-single-word="false"/>
      <style:text-properties style:font-name="Kreon1" fo:font-size="1pt" fo:language="fr" fo:country="FR" officeooo:paragraph-rsid="001ed804" style:font-size-asian="1pt" style:font-size-complex="1pt"/>
    </style:style>
    <style:style style:name="P56" style:family="paragraph" style:parent-style-name="Normal">
      <style:paragraph-properties fo:line-height="115%" fo:text-align="justify" style:justify-single-word="false"/>
      <style:text-properties style:font-name="Kreon1" fo:font-size="13pt" fo:language="fr" fo:country="FR" officeooo:paragraph-rsid="001ed804" style:font-name-asian="Lucida Bright" style:font-size-asian="13pt" style:font-name-complex="Lucida Bright" style:font-size-complex="13pt"/>
    </style:style>
    <style:style style:name="P57" style:family="paragraph" style:parent-style-name="Normal">
      <style:paragraph-properties fo:line-height="115%" fo:text-align="justify" style:justify-single-word="false"/>
      <style:text-properties style:font-name="Kreon1" fo:font-size="13pt" fo:language="fr" fo:country="FR" officeooo:paragraph-rsid="001ed804" style:font-size-asian="13pt" style:font-size-complex="13pt"/>
    </style:style>
    <style:style style:name="P58" style:family="paragraph" style:parent-style-name="Normal">
      <style:paragraph-properties fo:line-height="115%" fo:text-align="justify" style:justify-single-word="false"/>
      <style:text-properties style:font-name="Kreon1" fo:font-size="14pt" fo:language="fr" fo:country="FR" officeooo:paragraph-rsid="001ed804" style:font-size-asian="14pt" style:font-size-complex="14pt"/>
    </style:style>
    <style:style style:name="P59" style:family="paragraph" style:parent-style-name="Normal">
      <style:paragraph-properties fo:line-height="115%" fo:text-align="justify" style:justify-single-word="false"/>
      <style:text-properties style:font-name="Kreon1" fo:font-size="14pt" fo:language="fr" fo:country="FR" officeooo:paragraph-rsid="001ed804" style:font-name-asian="Lucida Bright" style:font-size-asian="14pt" style:font-name-complex="Lucida Bright" style:font-size-complex="14pt"/>
    </style:style>
    <style:style style:name="P60"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size-asian="14pt" style:font-weight-asian="bold" style:font-size-complex="14pt" style:font-weight-complex="bold"/>
    </style:style>
    <style:style style:name="P61" style:family="paragraph" style:parent-style-name="Normal">
      <style:paragraph-properties fo:line-height="115%" fo:text-align="justify" style:justify-single-word="false"/>
      <style:text-properties style:font-name="Kreon1"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62"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63" style:family="paragraph" style:parent-style-name="Standard">
      <style:paragraph-properties fo:text-align="center" style:justify-single-word="false" fo:break-before="page"/>
      <style:text-properties fo:color="#333333" style:font-name="Kreon2" fo:font-size="32pt" fo:language="fr" fo:country="FR" officeooo:rsid="0009db7b" officeooo:paragraph-rsid="00166e83" style:font-size-asian="32pt" style:font-size-complex="32pt"/>
    </style:style>
    <style:style style:name="P64" style:family="paragraph" style:parent-style-name="Standard">
      <style:paragraph-properties fo:margin-left="0.2917in" fo:margin-right="0in" fo:line-height="150%"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65"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66"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67"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166e83" style:font-size-asian="12.25pt" style:font-size-complex="14pt"/>
    </style:style>
    <style:style style:name="P68"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officeooo:paragraph-rsid="0043fdab"/>
    </style:style>
    <style:style style:name="P69" style:family="paragraph" style:parent-style-name="Title" style:master-page-name="Rapport_5f_PFE">
      <style:paragraph-properties fo:text-align="center" style:justify-single-word="false" style:page-number="auto"/>
      <style:text-properties style:font-name="Kreon2"/>
    </style:style>
    <style:style style:name="P70"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1"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71"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72"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73" style:family="paragraph" style:parent-style-name="Standard" style:list-style-name="L1">
      <style:paragraph-properties fo:margin-top="0.0398in" fo:margin-bottom="0.0398in" loext:contextual-spacing="false" fo:line-height="115%" fo:text-align="start" style:justify-single-word="false"/>
      <style:text-properties officeooo:paragraph-rsid="004daf75"/>
    </style:style>
    <style:style style:name="P74" style:family="paragraph" style:parent-style-name="Standard" style:master-page-name="First_20_Page">
      <style:paragraph-properties fo:text-align="center" style:justify-single-word="false" style:page-number="auto" fo:break-before="page"/>
      <style:text-properties fo:color="#202122" style:font-name="Kreon2" fo:font-size="32pt" fo:language="fr" fo:country="FR" fo:font-weight="bold" officeooo:paragraph-rsid="00180241" style:font-size-asian="32pt" style:font-weight-asian="bold" style:font-size-complex="32pt" style:font-weight-complex="bold"/>
    </style:style>
    <style:style style:name="P75" style:family="paragraph" style:parent-style-name="Standard" style:master-page-name="Right_20_Page">
      <style:paragraph-properties fo:text-align="center" style:justify-single-word="false" style:page-number="auto"/>
      <style:text-properties fo:color="#202122" style:font-name="Kreon2" fo:font-size="32pt" fo:language="fr" fo:country="FR" fo:font-weight="bold" officeooo:rsid="000160d3" officeooo:paragraph-rsid="00180241" style:font-size-asian="32pt" style:font-weight-asian="bold" style:font-size-complex="32pt" style:font-weight-complex="bold"/>
    </style:style>
    <style:style style:name="P76" style:family="paragraph" style:parent-style-name="Standard" style:master-page-name="Montessori_5f_page_5f_style">
      <style:paragraph-properties fo:text-align="center" style:justify-single-word="false" style:page-number="5" fo:break-before="page"/>
      <style:text-properties fo:color="#333333" style:font-name="Kreon1" fo:font-size="26pt" fo:language="fr" fo:country="FR" fo:font-weight="bold" officeooo:paragraph-rsid="00218cf3" style:font-size-asian="26pt" style:font-weight-asian="bold" style:font-size-complex="26pt" style:font-weight-complex="bold"/>
    </style:style>
    <style:style style:name="P77" style:family="paragraph" style:parent-style-name="Standard" style:list-style-name="L3">
      <style:paragraph-properties fo:margin-top="0in" fo:margin-bottom="0in" loext:contextual-spacing="false" fo:line-height="150%" fo:text-align="justify" style:justify-single-word="false"/>
      <style:text-properties fo:color="#333333" style:font-name="Kreon1" fo:font-size="13pt" fo:language="fr" fo:country="FR" officeooo:paragraph-rsid="00218cf3" style:font-size-asian="13pt" style:font-size-complex="13pt"/>
    </style:style>
    <style:style style:name="P78" style:family="paragraph">
      <style:paragraph-properties fo:text-align="center"/>
    </style:style>
    <style:style style:name="P79" style:family="paragraph">
      <loext:graphic-properties draw:fill="none" draw:fill-color="#ffffff"/>
      <style:paragraph-properties fo:text-align="center"/>
      <style:text-properties style:font-name="Kreon2" fo:font-size="12pt" style:font-size-asian="40pt" style:font-name-complex="Kreon2" style:font-size-complex="40pt"/>
    </style:style>
    <style:style style:name="P80" style:family="paragraph">
      <loext:graphic-properties draw:fill="none" draw:fill-color="#ffffff"/>
      <style:paragraph-properties fo:text-align="center"/>
      <style:text-properties style:font-name="Lucida MAC" fo:font-size="7pt" style:font-size-asian="7pt" style:font-size-complex="7pt"/>
    </style:style>
    <style:style style:name="P81" style:family="paragraph">
      <loext:graphic-properties draw:fill="none" draw:fill-color="#ffffff"/>
      <style:paragraph-properties fo:text-align="center"/>
      <style:text-properties style:font-name="Lucida MAC" fo:font-size="7.5pt" style:font-size-asian="7.5pt" style:font-size-complex="7.5pt"/>
    </style:style>
    <style:style style:name="P82" style:family="paragraph">
      <loext:graphic-properties draw:fill="none" draw:fill-color="#ffffff"/>
      <style:paragraph-properties fo:text-align="center"/>
      <style:text-properties fo:color="#202122" style:font-name="Kreon2" fo:font-size="12pt" style:font-name-complex="Kreon2"/>
    </style:style>
    <style:style style:name="P8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8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P85"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T1" style:family="text">
      <style:text-properties fo:color="#202122" style:font-name="Kreon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2"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1" fo:font-size="13pt" fo:language="fr" fo:country="FR" fo:background-color="#ffffff" loext:char-shading-value="0" style:font-size-asian="13pt" style:font-name-complex="Arial" style:font-size-complex="13pt"/>
    </style:style>
    <style:style style:name="T6" style:family="text">
      <style:text-properties fo:color="#202122" style:font-name="Kreon1"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8" style:family="text">
      <style:text-properties fo:color="#20212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9" style:family="text">
      <style:text-properties fo:color="#202122" fo:font-size="15pt" fo:language="zxx" fo:country="none"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fo:font-size="15pt" fo:language="zxx" fo:country="none"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style:font-name="Kreon2" officeooo:rsid="0017b096"/>
    </style:style>
    <style:style style:name="T12" style:family="text">
      <style:text-properties style:font-name="Kreon2" fo:font-size="13pt" fo:font-weight="bold" officeooo:rsid="0009db7b" style:font-size-asian="13pt" style:font-weight-asian="bold" style:font-size-complex="13pt" style:font-weight-complex="bold"/>
    </style:style>
    <style:style style:name="T13" style:family="text">
      <style:text-properties style:font-name="Kreon2" fo:font-size="13pt" officeooo:rsid="0009db7b" style:font-size-asian="13pt" style:font-size-complex="13pt"/>
    </style:style>
    <style:style style:name="T14" style:family="text">
      <style:text-properties fo:font-variant="normal" fo:text-transform="none" fo:color="#202122" style:font-name="Kreon2" fo:font-size="15pt" fo:letter-spacing="normal"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5" style:family="text">
      <style:text-properties fo:font-variant="normal" fo:text-transform="none" fo:color="#202122" style:font-name="Kreon2"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6" style:family="text">
      <style:text-properties fo:font-variant="normal" fo:text-transform="none" fo:color="#202122" style:font-name="Kreon2"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7" style:family="text">
      <style:text-properties fo:font-size="15pt" fo:font-weight="bold" officeooo:rsid="00232efd" style:font-size-asian="15pt" style:font-weight-asian="bold" style:font-size-complex="15pt" style:font-weight-complex="bold"/>
    </style:style>
    <style:style style:name="T18" style:family="text">
      <style:text-properties fo:font-size="15pt" fo:font-weight="bold" officeooo:rsid="003fd94b" style:font-size-asian="15pt" style:font-weight-asian="bold" style:font-size-complex="15pt" style:font-weight-complex="bold"/>
    </style:style>
    <style:style style:name="T19"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0" style:family="text">
      <style:text-properties fo:font-size="10pt" officeooo:rsid="000cc6d2" style:font-size-asian="10pt" style:font-size-complex="10pt"/>
    </style:style>
    <style:style style:name="T21" style:family="text">
      <style:text-properties fo:font-size="17pt" style:font-size-asian="17pt" style:font-size-complex="17pt"/>
    </style:style>
    <style:style style:name="T22" style:family="text">
      <style:text-properties fo:font-size="17pt" officeooo:rsid="000cc6d2" style:font-size-asian="17pt" style:font-size-complex="17pt"/>
    </style:style>
    <style:style style:name="T23" style:family="text">
      <style:text-properties fo:font-size="17pt" officeooo:rsid="0004d5eb" style:font-size-asian="17pt" style:font-size-complex="17pt"/>
    </style:style>
    <style:style style:name="T24" style:family="text">
      <style:text-properties fo:font-size="17pt" officeooo:rsid="000160d3" style:font-size-asian="17pt" style:font-size-complex="17pt"/>
    </style:style>
    <style:style style:name="T25" style:family="text">
      <style:text-properties fo:font-size="17pt" fo:font-weight="bold" style:font-size-asian="17pt" style:font-weight-asian="bold" style:font-size-complex="17pt" style:font-weight-complex="bold"/>
    </style:style>
    <style:style style:name="T26" style:family="text">
      <style:text-properties fo:font-size="17pt" fo:font-weight="bold" officeooo:rsid="000160d3" style:font-size-asian="17pt" style:font-weight-asian="bold" style:font-size-complex="17pt" style:font-weight-complex="bold"/>
    </style:style>
    <style:style style:name="T27" style:family="text">
      <style:text-properties fo:color="#000000" fo:font-size="18pt" style:font-size-asian="18pt" style:font-size-complex="18pt"/>
    </style:style>
    <style:style style:name="T28" style:family="text">
      <style:text-properties style:font-name="Kreon1" fo:font-size="13pt" fo:language="fr" fo:country="FR" fo:background-color="#ffffff" loext:char-shading-value="0" style:font-size-asian="13pt" style:font-name-complex="Arial" style:font-size-complex="13pt"/>
    </style:style>
    <style:style style:name="T29" style:family="text">
      <style:text-properties style:font-name="Kreon1" fo:font-size="13pt" fo:language="fr" fo:country="FR" fo:background-color="#ffffff" loext:char-shading-value="0" style:font-size-asian="13pt" style:font-size-complex="13pt"/>
    </style:style>
    <style:style style:name="T30" style:family="text">
      <style:text-properties style:font-name="Kreon1" fo:font-size="13pt" fo:language="fr" fo:country="FR" style:font-size-asian="13pt" style:font-size-complex="13pt"/>
    </style:style>
    <style:style style:name="T31" style:family="text">
      <style:text-properties style:font-name="Kreon1" fo:font-size="13pt" fo:language="fr" fo:country="FR" fo:font-weight="bold" style:font-name-asian="Lucida Bright" style:font-size-asian="13pt" style:font-weight-asian="bold" style:font-name-complex="Lucida Bright" style:font-size-complex="13pt" style:font-weight-complex="bold"/>
    </style:style>
    <style:style style:name="T32" style:family="text">
      <style:text-properties style:font-name="Kreon1" fo:font-size="13pt" fo:language="fr" fo:country="FR" fo:font-weight="bold" style:font-size-asian="13pt" style:font-weight-asian="bold" style:font-size-complex="13pt" style:font-weight-complex="bold"/>
    </style:style>
    <style:style style:name="T33" style:family="text">
      <style:text-properties style:font-name="Kreon1" fo:font-size="13pt" fo:language="fr" fo:country="FR" fo:font-weight="bold" fo:background-color="#ffffff" loext:char-shading-value="0" style:font-size-asian="13pt" style:font-weight-asian="bold" style:font-size-complex="13pt" style:font-weight-complex="bold"/>
    </style:style>
    <style:style style:name="T34" style:family="text">
      <style:text-properties style:font-name="Kreon1" fo:font-size="13pt" fo:language="fr" fo:country="FR" style:font-name-asian="Lucida Bright" style:font-size-asian="13pt" style:font-name-complex="Lucida Bright" style:font-size-complex="13pt"/>
    </style:style>
    <style:style style:name="T35" style:family="text">
      <style:text-properties style:font-name="Kreon1" fo:font-size="14pt" fo:font-weight="bold" style:font-size-asian="14pt" style:font-weight-asian="bold" style:font-size-complex="14pt" style:font-weight-complex="bold"/>
    </style:style>
    <style:style style:name="T36" style:family="text">
      <style:text-properties style:font-name="Kreon1" fo:font-size="14pt" fo:font-weight="bold" officeooo:rsid="0014dbc0" style:font-size-asian="14pt" style:font-weight-asian="bold" style:font-size-complex="14pt" style:font-weight-complex="bold"/>
    </style:style>
    <style:style style:name="T37" style:family="text">
      <style:text-properties style:font-name="Kreon1" fo:font-size="14pt" fo:language="fr" fo:country="FR" fo:font-weight="bold" style:font-name-asian="Lucida Bright" style:font-size-asian="14pt" style:font-weight-asian="bold" style:font-name-complex="Lucida Bright" style:font-size-complex="14pt" style:font-weight-complex="bold"/>
    </style:style>
    <style:style style:name="T38" style:family="text">
      <style:text-properties style:font-name="Kreon1" fo:font-size="14pt" fo:language="fr" fo:country="FR" fo:font-weight="bold" officeooo:rsid="0014dbc0" style:font-name-asian="Lucida Bright" style:font-size-asian="14pt" style:font-weight-asian="bold" style:font-name-complex="Lucida Bright" style:font-size-complex="14pt" style:font-weight-complex="bold"/>
    </style:style>
    <style:style style:name="T39" style:family="text">
      <style:text-properties style:font-name="Kreon1" fo:font-size="14pt" fo:language="fr" fo:country="FR" fo:font-weight="bold" fo:background-color="#ffffff" loext:char-shading-value="0" style:font-size-asian="14pt" style:font-weight-asian="bold" style:font-size-complex="14pt" style:font-weight-complex="bold"/>
    </style:style>
    <style:style style:name="T40" style:family="text">
      <style:text-properties style:font-name="Kreon1" fo:font-size="14pt" fo:language="fr" fo:country="FR" fo:font-weight="bold" officeooo:rsid="0014dbc0" fo:background-color="#ffffff" loext:char-shading-value="0" style:font-size-asian="14pt" style:font-weight-asian="bold" style:font-size-complex="14pt" style:font-weight-complex="bold"/>
    </style:style>
    <style:style style:name="T41" style:family="text">
      <style:text-properties officeooo:rsid="0014dbc0"/>
    </style:style>
    <style:style style:name="T42" style:family="text">
      <style:text-properties style:use-window-font-color="true" style:font-name="Kreon1" fo:font-size="13pt" fo:language="fr" fo:country="FR" style:text-underline-style="none" fo:background-color="#ffffff" loext:char-shading-value="0" style:font-size-asian="13pt" style:font-name-complex="Arial" style:font-size-complex="13pt"/>
    </style:style>
    <style:style style:name="T43" style:family="text">
      <style:text-properties fo:font-weight="bold" style:font-weight-asian="bold" style:font-weight-complex="bold"/>
    </style:style>
    <style:style style:name="T44" style:family="text">
      <style:text-properties fo:font-weight="bold" officeooo:rsid="0014dbc0" style:font-weight-asian="bold" style:font-weight-complex="bold"/>
    </style:style>
    <style:style style:name="T45" style:family="text">
      <style:text-properties fo:font-weight="bold" officeooo:rsid="0046c61c" style:font-weight-asian="bold" style:font-weight-complex="bold"/>
    </style:style>
    <style:style style:name="T46" style:family="text">
      <style:text-properties fo:font-weight="bold" style:font-size-asian="14pt" style:font-weight-asian="bold" style:font-weight-complex="bold"/>
    </style:style>
    <style:style style:name="T47" style:family="text">
      <style:text-properties fo:color="#333333" style:font-name="Kreon1" fo:font-size="13pt" fo:language="fr" fo:country="FR" style:font-size-asian="13pt" style:font-size-complex="13pt"/>
    </style:style>
    <style:style style:name="T48" style:family="text">
      <style:text-properties fo:color="#333333" style:font-name="Kreon1" fo:font-size="13pt" fo:language="fr" fo:country="FR" fo:font-weight="bold" style:font-size-asian="13pt" style:font-weight-asian="bold" style:font-size-complex="13pt" style:font-weight-complex="bold"/>
    </style:style>
    <style:style style:name="T49" style:family="text">
      <style:text-properties fo:color="#333333" style:font-name="Kreon2" fo:font-size="15pt" fo:language="fr" fo:country="FR" fo:font-weight="bold" officeooo:rsid="00232efd" style:font-size-asian="15pt" style:font-weight-asian="bold" style:font-size-complex="15pt" style:font-weight-complex="bold"/>
    </style:style>
    <style:style style:name="T50" style:family="text">
      <style:text-properties fo:color="#333333" style:font-name="Kreon2" fo:font-size="15pt" fo:language="fr" fo:country="FR" fo:font-weight="bold" officeooo:rsid="004daf75" style:font-size-asian="15pt" style:font-weight-asian="bold" style:font-size-complex="15pt" style:font-weight-complex="bold"/>
    </style:style>
    <style:style style:name="T51" style:family="text">
      <style:text-properties fo:color="#333333" style:font-name="Kreon2" fo:font-size="15pt" fo:language="fr" fo:country="FR" fo:font-weight="bold" officeooo:rsid="004f6f9a" style:font-size-asian="15pt" style:font-weight-asian="bold" style:font-size-complex="15pt" style:font-weight-complex="bold"/>
    </style:style>
    <style:style style:name="T52" style:family="text">
      <style:text-properties fo:color="#333333" style:font-name="Kreon2" fo:font-size="15pt" fo:language="fr" fo:country="FR" fo:font-weight="bold" officeooo:rsid="004daf75" style:font-size-asian="13.1000003814697pt" style:font-weight-asian="bold" style:font-size-complex="15pt" style:font-weight-complex="bold"/>
    </style:style>
    <style:style style:name="T53" style:family="text">
      <style:text-properties fo:color="#333333" style:font-name="Kreon2" fo:font-size="15pt" fo:font-weight="bold" officeooo:rsid="003fd94b" style:font-size-asian="15pt" style:font-weight-asian="bold" style:font-size-complex="15pt" style:font-weight-complex="bold"/>
    </style:style>
    <style:style style:name="T54" style:family="text">
      <style:text-properties fo:color="#333333" style:font-name="Kreon2" fo:font-size="15pt" fo:font-weight="bold" officeooo:rsid="00232efd" style:font-size-asian="15pt" style:font-weight-asian="bold" style:font-size-complex="15pt" style:font-weight-complex="bold"/>
    </style:style>
    <style:style style:name="T55" style:family="text">
      <style:text-properties fo:color="#333333" style:font-name="Kreon2" fo:font-size="13pt" fo:language="fr" fo:country="FR" fo:font-weight="bold" officeooo:rsid="0043fdab" style:font-size-asian="13pt" style:font-weight-asian="bold" style:font-size-complex="13pt" style:font-weight-complex="bold"/>
    </style:style>
    <style:style style:name="T56" style:family="text">
      <style:text-properties fo:color="#333333" style:font-name="Kreon2" fo:font-size="13pt" fo:language="fr" fo:country="FR" fo:font-weight="bold" officeooo:rsid="00232efd" style:font-size-asian="13pt" style:font-weight-asian="bold" style:font-size-complex="13pt" style:font-weight-complex="bold"/>
    </style:style>
    <style:style style:name="T57" style:family="text">
      <style:text-properties fo:color="#333333" style:font-name="Kreon2" fo:font-size="14pt" fo:language="fr" fo:country="FR" fo:font-weight="normal" officeooo:rsid="004daf75" style:font-size-asian="12.25pt" style:font-weight-asian="normal" style:font-size-complex="14pt" style:font-weight-complex="normal"/>
    </style:style>
    <style:style style:name="T58" style:family="text">
      <style:text-properties officeooo:rsid="00176ad2"/>
    </style:style>
    <style:style style:name="T59" style:family="text">
      <style:text-properties officeooo:rsid="001a8a13"/>
    </style:style>
    <style:style style:name="T60" style:family="text">
      <style:text-properties officeooo:rsid="0036c7ad"/>
    </style:style>
    <style:style style:name="T61" style:family="text">
      <style:text-properties officeooo:rsid="0036f0bb"/>
    </style:style>
    <style:style style:name="T62" style:family="text">
      <style:text-properties fo:font-size="13pt" style:font-size-asian="13pt" style:font-size-complex="13pt"/>
    </style:style>
    <style:style style:name="T63" style:family="text">
      <style:text-properties fo:font-size="13pt" officeooo:rsid="003541c5" style:font-size-asian="13pt" style:font-size-complex="13pt"/>
    </style:style>
    <style:style style:name="T64" style:family="text">
      <style:text-properties fo:font-size="13pt" officeooo:rsid="000b5b4f" style:font-size-asian="13pt" style:font-size-complex="13pt"/>
    </style:style>
    <style:style style:name="T65" style:family="text">
      <style:text-properties style:font-size-asian="14pt"/>
    </style:style>
    <style:style style:name="T66" style:family="text">
      <style:text-properties officeooo:rsid="003adebb"/>
    </style:style>
    <style:style style:name="T67" style:family="text">
      <style:text-properties style:font-name="Kreon2" fo:font-size="40pt" style:font-size-asian="40pt" style:font-name-complex="Kreon2" style:font-size-complex="40pt"/>
    </style:style>
    <style:style style:name="T68" style:family="text">
      <style:text-properties style:font-name="Lucida MAC" fo:font-size="7pt" fo:language="fr" fo:country="FR" style:font-size-asian="7pt" style:font-name-complex="Kreon2" style:font-size-complex="7pt"/>
    </style:style>
    <style:style style:name="T69" style:family="text">
      <style:text-properties style:font-name="Lucida MAC" fo:font-size="7.5pt" style:font-size-asian="7.5pt" style:font-name-complex="Kreon2" style:font-size-complex="7.5pt"/>
    </style:style>
    <style:style style:name="T70" style:family="text">
      <style:text-properties fo:color="#202122" style:font-name="Kreon2" fo:font-size="11pt" fo:language="fr" fo:country="FR" style:font-size-asian="10.5pt" style:font-name-complex="Kreon2" style:font-size-complex="10.5pt"/>
    </style:style>
    <style:style style:name="T71"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color="#202122" style:font-name="Kreon2" fo:font-size="11pt" style:font-size-asian="10.5pt" style:font-name-complex="Kreon2" style:font-size-complex="10.5pt"/>
    </style:style>
    <style:style style:name="T73" style:family="text">
      <style:text-properties fo:color="#202122" style:font-name="Kreon2" fo:font-size="11pt" style:font-size-asian="11pt" style:font-name-complex="Kreon2"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6"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2" draw:name="Shape2" draw:style-name="gr3" draw:text-style-name="P79" svg:width="8.2913in" svg:height="0.7012in" svg:x="-0.0217in" svg:y="5.4945in">
        <draw:text-box>
          <text:p text:style-name="P78"><text:span text:style-name="T67">COUVERTURE</text:span></text:p>
        </draw:text-box>
      </draw:frame>
      <text:p text:style-name="P69"/>
      <text:p text:style-name="P63">Tables des Matières</text:p>
      <text:p text:style-name="P10"/>
      <text:p text:style-name="P24"><draw:line text:anchor-type="paragraph" draw:z-index="23" draw:name="Shape3" draw:style-name="gr1" draw:text-style-name="P78" svg:x1="1.2236in" svg:y1="0.1717in" svg:x2="6.0717in" svg:y2="0.1717in"><text:p/></draw:line><text:a xlink:type="simple" xlink:href="#Avant-propos" text:style-name="Internet_20_link" text:visited-style-name="Visited_20_Internet_20_Link"><text:span text:style-name="T14">Avant Propos</text:span></text:a><text:span text:style-name="T1"> </text:span><text:span text:style-name="T49"><text:tab/><text:tab/><text:tab/><text:tab/><text:tab/><text:tab/><text:tab/><text:tab/><text:tab/><text:tab/><text:tab/><text:tab/><text:tab/><text:tab/><text:tab/><text:tab/><text:tab/>?</text:span></text:p>
      <text:p text:style-name="P25"><draw:line text:anchor-type="paragraph" draw:z-index="35" draw:name="Shape3" draw:style-name="gr1" draw:text-style-name="P78" svg:x1="0.9508in" svg:y1="0.1717in" svg:x2="6.0717in" svg:y2="0.1717in"><text:p/></draw:line><text:a xlink:type="simple" xlink:href="#Dédicaces" text:style-name="Internet_20_link" text:visited-style-name="Visited_20_Internet_20_Link"><text:span text:style-name="T3">Dédicaces</text:span></text:a><text:span text:style-name="T1"> </text:span><text:span text:style-name="T49"><text:tab/><text:tab/><text:tab/><text:tab/><text:tab/><text:tab/><text:tab/><text:tab/><text:tab/><text:tab/><text:tab/><text:tab/><text:tab/><text:tab/><text:tab/><text:tab/><text:tab/><text:tab/>?<text:tab/></text:span></text:p>
      <text:p text:style-name="P11"><draw:line text:anchor-type="paragraph" draw:z-index="36" draw:name="Shape3" draw:style-name="gr1" draw:text-style-name="P78"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25"><draw:line text:anchor-type="paragraph" draw:z-index="37" draw:name="Shape3" draw:style-name="gr1" draw:text-style-name="P78" svg:x1="1.5783in" svg:y1="0.1717in" svg:x2="6.0713in" svg:y2="0.1717in"><text:p/></draw:line><text:span text:style-name="T3">Table des figures</text:span><text:span text:style-name="T1"> </text:span><text:span text:style-name="T49"><text:tab/><text:tab/><text:tab/><text:tab/><text:tab/><text:tab/><text:tab/><text:tab/><text:tab/><text:tab/><text:tab/><text:tab/><text:tab/><text:tab/><text:tab/><text:tab/>?<text:tab/></text:span></text:p>
      <text:p text:style-name="P11"><draw:line text:anchor-type="paragraph" draw:z-index="38" draw:name="Shape3" draw:style-name="gr1" draw:text-style-name="P78" svg:x1="2.7744in" svg:y1="0.1717in" svg:x2="6.0717in" svg:y2="0.1717in"><text:p/></draw:line>Table des sigles et <text:span text:style-name="T61">abréviations</text:span><text:tab/><text:tab/><text:tab/><text:tab/><text:tab/><text:tab/><text:tab/><text:tab/><text:tab/><text:tab/><text:tab/><text:tab/>?</text:p>
      <text:p text:style-name="P25"><draw:line text:anchor-type="paragraph" draw:z-index="39" draw:name="Shape3" draw:style-name="gr1" draw:text-style-name="P78" svg:x1="0.8681in" svg:y1="0.1807in" svg:x2="6.0717in" svg:y2="0.1717in"><text:p/></draw:line><text:a xlink:type="simple" xlink:href="#Glossaire" text:style-name="Internet_20_link" text:visited-style-name="Visited_20_Internet_20_Link">Glossaire</text:a><text:span text:style-name="T3"> </text:span><text:span text:style-name="T1"><text:s/></text:span><text:span text:style-name="T49"><text:tab/><text:tab/><text:tab/><text:tab/><text:tab/><text:tab/><text:tab/><text:tab/><text:tab/><text:tab/><text:tab/><text:tab/><text:tab/><text:tab/><text:tab/><text:tab/><text:tab/><text:tab/>?<text:tab/></text:span></text:p>
      <text:p text:style-name="P11"><draw:line text:anchor-type="paragraph" draw:z-index="40" draw:name="Shape3" draw:style-name="gr1" draw:text-style-name="P78" svg:x1="0.7618in" svg:y1="0.1772in" svg:x2="6.0717in" svg:y2="0.1717in"><text:p/></draw:line><text:span text:style-name="T61">Résume</text:span> <text:tab/><text:tab/> <text:s text:c="3"/><text:tab/><text:tab/><text:tab/><text:tab/><text:tab/><text:tab/><text:tab/><text:tab/><text:tab/><text:tab/><text:tab/><text:tab/><text:tab/><text:tab/> <text:s text:c="12"/><text:tab/>?</text:p>
      <text:p text:style-name="P25"><draw:line text:anchor-type="paragraph" draw:z-index="41" draw:name="Shape3" draw:style-name="gr1" draw:text-style-name="P78" svg:x1="1.9929in" svg:y1="0.1717in" svg:x2="6.0713in" svg:y2="0.1717in"><text:p/></draw:line><text:span text:style-name="T3">Introduction </text:span><text:span text:style-name="T2">générale</text:span><text:span text:style-name="T1"> </text:span><text:span text:style-name="T49"><text:tab/><text:tab/><text:tab/><text:tab/><text:tab/><text:tab/><text:tab/><text:tab/><text:tab/><text:tab/><text:tab/><text:tab/><text:tab/><text:tab/><text:tab/>?</text:span></text:p>
      <text:p text:style-name="P26"><text:a xlink:type="simple" xlink:href="#Problématique" text:style-name="Internet_20_link" text:visited-style-name="Visited_20_Internet_20_Link"><text:span text:style-name="T3"/></text:a></text:p>
      <text:p text:style-name="P26"><draw:line text:anchor-type="paragraph" draw:z-index="46" draw:name="Shape3" draw:style-name="gr1" draw:text-style-name="P78" svg:x1="3.472in" svg:y1="0.1717in" svg:x2="6.0713in" svg:y2="0.1717in"><text:p/></draw:line><text:a xlink:type="simple" xlink:href="#Problématique" text:style-name="Internet_20_link" text:visited-style-name="Visited_20_Internet_20_Link"><text:span text:style-name="T3">C</text:span></text:a><text:a xlink:type="simple" xlink:href="#Problématique" text:style-name="Internet_20_link" text:visited-style-name="Visited_20_Internet_20_Link"><text:span text:style-name="T4">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15">Contexte </text:span></text:a><text:a xlink:type="simple" xlink:href="#Problématique" text:style-name="Internet_20_link" text:visited-style-name="Visited_20_Internet_20_Link"><text:span text:style-name="T16">général</text:span></text:a><text:a xlink:type="simple" xlink:href="#Problématique" text:style-name="Internet_20_link" text:visited-style-name="Visited_20_Internet_20_Link"><text:span text:style-name="T15"> du projet</text:span></text:a><text:span text:style-name="T49"><text:tab/><text:tab/><text:tab/><text:tab/><text:tab/><text:tab/><text:tab/><text:tab/><text:tab/><text:tab/>?</text:span></text:p>
      <text:p text:style-name="P64"><draw:line text:anchor-type="paragraph" draw:z-index="43" draw:name="Shape3" draw:style-name="gr1" draw:text-style-name="P78" svg:x1="1.7445in" svg:y1="0.1661in" svg:x2="6.0717in" svg:y2="0.1717in"><text:p/></draw:line><text:a xlink:type="simple" xlink:href="#Problématique" text:style-name="Internet_20_link" text:visited-style-name="Visited_20_Internet_20_Link"><text:span text:style-name="T46">1 . Problématique</text:span></text:a><text:span text:style-name="T65"> <text:tab/><text:tab/><text:tab/><text:tab/><text:tab/><text:tab/><text:tab/><text:tab/><text:tab/><text:tab/><text:tab/><text:tab/><text:tab/><text:tab/><text:tab/><text:tab/></text:span><text:span text:style-name="T46">?</text:span></text:p>
      <text:p text:style-name="P66"><draw:line text:anchor-type="paragraph" draw:z-index="24" draw:name="Shape4" draw:style-name="gr2" draw:text-style-name="P78" svg:x1="3.6146in" svg:y1="0.2102in" svg:x2="6.0291in" svg:y2="0.2055in"><text:p/></draw:line><text:span text:style-name="T62"><text:tab/></text:span><text:a xlink:type="simple" xlink:href="#1.1 Le système éducatif marocain en bref " text:style-name="Internet_20_link" text:visited-style-name="Visited_20_Internet_20_Link"><text:span text:style-name="T62">1.1 <text:s/>Le système éducatif marocain en bref</text:span></text:a><text:span text:style-name="T62"><text:tab/><text:tab/><text:tab/><text:tab/><text:tab/><text:tab/><text:tab/><text:tab/><text:tab/>?</text:span></text:p>
      <text:p text:style-name="P66"><draw:line text:anchor-type="paragraph" draw:z-index="25" draw:name="Shape4" draw:style-name="gr2" draw:text-style-name="P78" svg:x1="4.0047in" svg:y1="0.2055in" svg:x2="6.0291in" svg:y2="0.2055in"><text:p/></draw:line><text:span text:style-name="T62"><text:tab/></text:span><text:a xlink:type="simple" xlink:href="#1.2 Les défauts du système éducatif marocain" text:style-name="Internet_20_link" text:visited-style-name="Visited_20_Internet_20_Link"><text:span text:style-name="T62">1.2 <text:s/>Les défauts du système éducatif marocain</text:span></text:a><text:span text:style-name="T62"><text:tab/><text:tab/><text:tab/><text:tab/><text:tab/><text:tab/><text:tab/><text:tab/>?</text:span></text:p>
      <text:p text:style-name="P66"><draw:line text:anchor-type="paragraph" draw:z-index="26" draw:name="Shape4" draw:style-name="gr2" draw:text-style-name="P78" svg:x1="3.3189in" svg:y1="0.2055in" svg:x2="6.0291in" svg:y2="0.2055in"><text:p/></draw:line><text:span text:style-name="T62"><text:tab/></text:span><text:a xlink:type="simple" xlink:href="#1.3 Les mécanismes d’apprentissage" text:style-name="Internet_20_link" text:visited-style-name="Visited_20_Internet_20_Link"><text:span text:style-name="T62">1.3 <text:s/>Les mécanismes d’apprentissage</text:span></text:a><text:span text:style-name="T62"><text:tab/><text:tab/><text:tab/><text:tab/><text:tab/><text:tab/><text:tab/><text:tab/><text:tab/><text:tab/>?</text:span></text:p>
      <text:p text:style-name="P66"><draw:line text:anchor-type="paragraph" draw:z-index="42" draw:name="Shape4" draw:style-name="gr2" draw:text-style-name="P78" svg:x1="2.1819in" svg:y1="0.1929in" svg:x2="6.0291in" svg:y2="0.2055in"><text:p/></draw:line><text:span text:style-name="T62"><text:tab/></text:span><text:a xlink:type="simple" xlink:href="#1.4 Le problème réel" text:style-name="Internet_20_link" text:visited-style-name="Visited_20_Internet_20_Link"><text:span text:style-name="T62">1.4 <text:s/>Le problème réel</text:span></text:a><text:span text:style-name="T62"><text:tab/><text:tab/><text:tab/><text:tab/><text:tab/><text:tab/><text:tab/><text:tab/><text:tab/><text:tab/><text:tab/><text:tab/><text:tab/><text:tab/>?</text:span></text:p>
      <text:p text:style-name="P66"><draw:line text:anchor-type="paragraph" draw:z-index="27" draw:name="Shape4" draw:style-name="gr2" draw:text-style-name="P78" svg:x1="4.3366in" svg:y1="0.2055in" svg:x2="6.0291in" svg:y2="0.2055in"><text:p/></draw:line><text:span text:style-name="T62"><text:tab/></text:span><text:a xlink:type="simple" xlink:href="#1.5 Pourquoi investir dans l’éducation préscolaire" text:style-name="Internet_20_link" text:visited-style-name="Visited_20_Internet_20_Link"><text:span text:style-name="T62">1.5 <text:s/>Pourquoi investir dans l’éducation préscolaire ?</text:span></text:a><text:span text:style-name="T62"><text:tab/><text:tab/><text:tab/><text:tab/><text:tab/><text:tab/><text:tab/>?</text:span></text:p>
      <text:p text:style-name="P66"><draw:line text:anchor-type="paragraph" draw:z-index="28" draw:name="Shape4" draw:style-name="gr2" draw:text-style-name="P78" svg:x1="3.1291in" svg:y1="0.198in" svg:x2="6.0291in" svg:y2="0.2055in"><text:p/></draw:line><text:span text:style-name="T62"><text:tab/></text:span><text:a xlink:type="simple" xlink:href="#1.6 Questions de la problématique" text:style-name="Internet_20_link" text:visited-style-name="Visited_20_Internet_20_Link"><text:span text:style-name="T62">1.6 <text:s/>Questions de la problématique</text:span></text:a><text:span text:style-name="T62"><text:tab/><text:tab/><text:tab/><text:tab/><text:tab/><text:tab/><text:tab/><text:tab/><text:tab/><text:tab/><text:tab/>?</text:span></text:p>
      <text:p text:style-name="P66"><draw:line text:anchor-type="paragraph" draw:z-index="29" draw:name="Shape4" draw:style-name="gr2" draw:text-style-name="P78" svg:x1="4.1354in" svg:y1="0.2055in" svg:x2="6.0291in" svg:y2="0.2055in"><text:p/></draw:line><text:span text:style-name="T62"><text:tab/></text:span><text:a xlink:type="simple" xlink:href="#1.7 La digitalisation de la pédagogie Montessori " text:style-name="Internet_20_link" text:visited-style-name="Visited_20_Internet_20_Link"><text:span text:style-name="T62">1.7 <text:s/>La digitalisation de la pédagogie Montessori</text:span></text:a><text:span text:style-name="T62"><text:tab/><text:tab/><text:tab/><text:tab/><text:tab/><text:tab/><text:tab/><text:tab/>?</text:span></text:p>
      <text:p text:style-name="P65"><draw:line text:anchor-type="paragraph" draw:z-index="44" draw:name="Shape3" draw:style-name="gr1" draw:text-style-name="P78" svg:x1="2.4425in" svg:y1="0.1669in" svg:x2="6.0646in" svg:y2="0.1654in"><text:p/></draw:line><text:a xlink:type="simple" xlink:href="#Pédagogie de Montessori" text:style-name="Internet_20_link" text:visited-style-name="Visited_20_Internet_20_Link">2 . </text:a><text:a xlink:type="simple" xlink:href="#Pédagogie de Montessori" text:style-name="Internet_20_link" text:visited-style-name="Visited_20_Internet_20_Link">Pédagogie de Montessori</text:a><text:span text:style-name="T13"> <text:tab/><text:tab/><text:tab/><text:tab/><text:tab/><text:tab/><text:tab/><text:tab/><text:tab/><text:tab/><text:tab/><text:tab/><text:tab/></text:span><text:span text:style-name="T12">?</text:span></text:p>
      <text:p text:style-name="P66"><draw:line text:anchor-type="paragraph" draw:z-index="30" draw:name="Shape4" draw:style-name="gr2" draw:text-style-name="P78" svg:x1="3.8752in" svg:y1="0.2071in" svg:x2="6.0295in" svg:y2="0.2055in"><text:p/></draw:line><text:span text:style-name="T62"><text:tab/></text:span><text:a xlink:type="simple" xlink:href="#2.1 Qu’est-ce que la pédagogie Montessori" text:style-name="Internet_20_link" text:visited-style-name="Visited_20_Internet_20_Link"><text:span text:style-name="T63">2.1 <text:s/>Qu’est-ce que la pédagogie Montessori ? </text:span></text:a><text:span text:style-name="T62"><text:tab/><text:tab/><text:tab/><text:tab/><text:tab/><text:tab/><text:tab/><text:tab/>?</text:span></text:p>
      <text:p text:style-name="P66"><draw:line text:anchor-type="paragraph" draw:z-index="31" draw:name="Shape4" draw:style-name="gr2" draw:text-style-name="P78" svg:x1="3.9929in" svg:y1="0.2055in" svg:x2="6.0291in" svg:y2="0.2055in"><text:p/></draw:line><text:span text:style-name="T62"><text:tab/></text:span><text:a xlink:type="simple" xlink:href="#2.2 D'où vient la méthode Maria Montessori" text:style-name="Internet_20_link" text:visited-style-name="Visited_20_Internet_20_Link"><text:span text:style-name="T64">2</text:span></text:a><text:a xlink:type="simple" xlink:href="#2.2 D'où vient la méthode Maria Montessori" text:style-name="Internet_20_link" text:visited-style-name="Visited_20_Internet_20_Link"><text:span text:style-name="T62">.2 <text:s/>D'où vient la méthode Maria Montessori ?</text:span></text:a><text:span text:style-name="T62"><text:tab/><text:tab/><text:tab/><text:tab/><text:tab/><text:tab/><text:tab/><text:tab/>?</text:span></text:p>
      <text:p text:style-name="P66"><draw:line text:anchor-type="paragraph" draw:z-index="32" draw:name="Shape4" draw:style-name="gr2" draw:text-style-name="P78" svg:x1="3.9929in" svg:y1="0.2055in" svg:x2="6.0291in" svg:y2="0.2055in"><text:p/></draw:line><text:span text:style-name="T62"><text:tab/></text:span><text:a xlink:type="simple" xlink:href="#2.3 En quoi consiste la pédagogie Montessori" text:style-name="Internet_20_link" text:visited-style-name="Visited_20_Internet_20_Link"><text:span text:style-name="T64">2</text:span></text:a><text:a xlink:type="simple" xlink:href="#2.3 En quoi consiste la pédagogie Montessori" text:style-name="Internet_20_link" text:visited-style-name="Visited_20_Internet_20_Link"><text:span text:style-name="T62">.3 <text:s/>En quoi consiste la pédagogie Montessori</text:span></text:a><text:span text:style-name="T62"> <text:tab/><text:tab/><text:tab/><text:tab/><text:tab/><text:tab/><text:tab/><text:tab/>?</text:span></text:p>
      <text:p text:style-name="P66"><draw:line text:anchor-type="paragraph" draw:z-index="33" draw:name="Shape4" draw:style-name="gr2" draw:text-style-name="P78" svg:x1="2.9752in" svg:y1="0.2028in" svg:x2="6.0295in" svg:y2="0.2055in"><text:p/></draw:line><text:span text:style-name="T62"><text:tab/></text:span><text:a xlink:type="simple" xlink:href="#2.4 Comment l’enfant apprend" text:style-name="Internet_20_link" text:visited-style-name="Visited_20_Internet_20_Link"><text:span text:style-name="T64">2</text:span></text:a><text:a xlink:type="simple" xlink:href="#2.4 Comment l’enfant apprend" text:style-name="Internet_20_link" text:visited-style-name="Visited_20_Internet_20_Link"><text:span text:style-name="T62">.4 <text:s/>Comment l’enfant apprend ?</text:span></text:a><text:span text:style-name="T62"><text:tab/><text:tab/><text:tab/><text:tab/><text:tab/><text:tab/><text:tab/><text:tab/><text:tab/><text:tab/><text:tab/>?</text:span></text:p>
      <text:p text:style-name="P66"><draw:line text:anchor-type="paragraph" draw:z-index="45" draw:name="Shape4" draw:style-name="gr2" draw:text-style-name="P78" svg:x1="1.8508in" svg:y1="0.1945in" svg:x2="6.0291in" svg:y2="0.2055in"><text:p/></draw:line><text:span text:style-name="T62"><text:tab/></text:span><text:a xlink:type="simple" xlink:href="#2.5 A quel âge " text:style-name="Internet_20_link" text:visited-style-name="Visited_20_Internet_20_Link"><text:span text:style-name="T64">2</text:span></text:a><text:a xlink:type="simple" xlink:href="#2.5 A quel âge " text:style-name="Internet_20_link" text:visited-style-name="Visited_20_Internet_20_Link"><text:span text:style-name="T62">.5 <text:s text:c="2"/>A quel âge ?</text:span></text:a><text:span text:style-name="T62"><text:tab/><text:tab/><text:tab/><text:tab/><text:tab/><text:tab/><text:tab/><text:tab/><text:tab/><text:tab/><text:tab/><text:tab/><text:tab/><text:tab/><text:tab/>?</text:span></text:p>
      <text:p text:style-name="P67"><draw:line text:anchor-type="paragraph" draw:z-index="34" draw:name="Shape4" draw:style-name="gr2" draw:text-style-name="P78" svg:x1="5.1654in" svg:y1="0.2055in" svg:x2="6.0291in" svg:y2="0.2055in"><text:p/></draw:line><text:span text:style-name="T64"><text:tab/></text:span><text:a xlink:type="simple" xlink:href="#2.6 Le matériel Montessori : l’apprentissage par l’expérience" text:style-name="Internet_20_link" text:visited-style-name="Visited_20_Internet_20_Link"><text:span text:style-name="T64">2</text:span></text:a><text:a xlink:type="simple" xlink:href="#2.6 Le matériel Montessori : l’apprentissage par l’expérience" text:style-name="Internet_20_link" text:visited-style-name="Visited_20_Internet_20_Link"><text:span text:style-name="T62">.6 <text:s text:c="2"/>Le matériel Montessori : l’apprentissage par l’expérience</text:span></text:a><text:span text:style-name="T62"><text:tab/><text:tab/><text:tab/><text:tab/>?</text:span></text:p>
      <text:p text:style-name="P41"/>
      <text:p text:style-name="P31"><draw:line text:anchor-type="paragraph" draw:z-index="47" draw:name="Shape3" draw:style-name="gr1" draw:text-style-name="P78" svg:x1="4.2965in" svg:y1="0.1717in" svg:x2="6.0717in" svg:y2="0.1717in"><text:p/></draw:line><text:soft-page-break/><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10">2</text:span></text:a><text:a xlink:type="simple" xlink:href="#Problématique" text:style-name="Internet_20_link" text:visited-style-name="Visited_20_Internet_20_Link"><text:span text:style-name="T8"> <text:s/>:</text:span></text:a><text:span text:style-name="T8"> </text:span><text:span text:style-name="T7">Analyse et specification des besoins <text:s text:c="14"/></text:span><text:span text:style-name="T17"><text:tab/><text:tab/><text:tab/><text:tab/><text:tab/>?</text:span></text:p>
      <text:p text:style-name="P29"><text:a xlink:type="simple" xlink:href="#Problématique" text:style-name="Internet_20_link" text:visited-style-name="Visited_20_Internet_20_Link"><text:span text:style-name="T7"/></text:a></text:p>
      <text:p text:style-name="P29"><draw:line text:anchor-type="paragraph" draw:z-index="50" draw:name="Shape3" draw:style-name="gr1" draw:text-style-name="P78" svg:x1="3.2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3</text:span></text:a><text:a xlink:type="simple" xlink:href="#Problématique" text:style-name="Internet_20_link" text:visited-style-name="Visited_20_Internet_20_Link"><text:span text:style-name="T8"> <text:s/>:</text:span></text:a><text:span text:style-name="T8"> </text:span><text:span text:style-name="T7">L'organisation du projet <text:s/><text:tab/> <text:s text:c="14"/></text:span><text:span text:style-name="T17"><text:tab/><text:tab/><text:tab/><text:tab/><text:tab/><text:tab/><text:tab/>?</text:span></text:p>
      <text:p text:style-name="P30"><text:a xlink:type="simple" xlink:href="#Problématique" text:style-name="Internet_20_link" text:visited-style-name="Visited_20_Internet_20_Link"><text:span text:style-name="T7"/></text:a></text:p>
      <text:p text:style-name="P30"><draw:line text:anchor-type="paragraph" draw:z-index="51" draw:name="Shape3" draw:style-name="gr1" draw:text-style-name="P78" svg:x1="3.411in" svg:y1="0.2028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4 <text:s/></text:span></text:a><text:a xlink:type="simple" xlink:href="#Problématique" text:style-name="Internet_20_link" text:visited-style-name="Visited_20_Internet_20_Link"><text:span text:style-name="T8">:</text:span></text:a><text:span text:style-name="T8"> </text:span><text:span text:style-name="T7">La mod</text:span><text:span text:style-name="T19">é</text:span><text:span text:style-name="T7">lisation du projet<text:tab/><text:tab/><text:tab/></text:span><text:span text:style-name="T17"><text:tab/><text:tab/><text:tab/><text:tab/><text:tab/><text:tab/><text:tab/>?</text:span></text:p>
      <text:p text:style-name="P68"><draw:line text:anchor-type="paragraph" draw:z-index="48" draw:name="Shape4" draw:style-name="gr2" draw:text-style-name="P78" svg:x1="1.7236in" svg:y1="0.2091in" svg:x2="6.0291in" svg:y2="0.2055in"><text:p/></draw:line><text:span text:style-name="T55">4</text:span><text:span text:style-name="T56">.1 <text:s/>L</text:span><text:span text:style-name="T55">a conception</text:span><text:span text:style-name="T56"><text:tab/><text:tab/><text:tab/><text:tab/><text:tab/><text:tab/><text:tab/><text:tab/><text:tab/><text:tab/><text:tab/><text:tab/><text:tab/><text:tab/><text:tab/><text:tab/>?</text:span></text:p>
      <text:p text:style-name="P68"><draw:line text:anchor-type="paragraph" draw:z-index="49" draw:name="Shape4" draw:style-name="gr2" draw:text-style-name="P78" svg:x1="1.7236in" svg:y1="0.2091in" svg:x2="6.0291in" svg:y2="0.2055in"><text:p/></draw:line><text:span text:style-name="T55">4</text:span><text:span text:style-name="T56">.</text:span><text:span text:style-name="T55">2</text:span><text:span text:style-name="T56"> <text:s/>L</text:span><text:span text:style-name="T55">a réalisation</text:span><text:span text:style-name="T56"><text:tab/><text:tab/><text:tab/><text:tab/><text:tab/><text:tab/><text:tab/><text:tab/><text:tab/><text:tab/><text:tab/><text:tab/><text:tab/><text:tab/><text:tab/><text:tab/>?</text:span></text:p>
      <text:p text:style-name="P29"><text:a xlink:type="simple" xlink:href="#Problématique" text:style-name="Internet_20_link" text:visited-style-name="Visited_20_Internet_20_Link"><text:span text:style-name="T7"/></text:a></text:p>
      <text:p text:style-name="P29"><draw:line text:anchor-type="paragraph" draw:z-index="52" draw:name="Shape3" draw:style-name="gr1" draw:text-style-name="P78" svg:x1="1.1075in" svg:y1="0.1717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5 </text:span></text:a><text:a xlink:type="simple" xlink:href="#Problématique" text:style-name="Internet_20_link" text:visited-style-name="Visited_20_Internet_20_Link"><text:span text:style-name="T8"><text:s/>: </text:span></text:a><text:span text:style-name="T8"><text:tab/><text:tab/><text:tab/><text:tab/><text:tab/><text:tab/><text:tab/><text:tab/><text:tab/><text:tab/><text:tab/><text:tab/></text:span><text:span text:style-name="T17"><text:tab/><text:tab/><text:tab/><text:tab/><text:tab/><text:tab/>?</text:span></text:p>
      <text:p text:style-name="P29"><text:a xlink:type="simple" xlink:href="#Problématique" text:style-name="Internet_20_link" text:visited-style-name="Visited_20_Internet_20_Link"><text:span text:style-name="T7"/></text:a></text:p>
      <text:p text:style-name="P29"><draw:line text:anchor-type="paragraph" draw:z-index="53" draw:name="Shape3" draw:style-name="gr1" draw:text-style-name="P78" svg:x1="2.7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6 </text:span></text:a><text:a xlink:type="simple" xlink:href="#Problématique" text:style-name="Internet_20_link" text:visited-style-name="Visited_20_Internet_20_Link"><text:span text:style-name="T8"><text:s/>:</text:span></text:a><text:span text:style-name="T8"> </text:span><text:span text:style-name="T9">Le bilan de projet<text:tab/><text:tab/><text:tab/><text:tab/><text:tab/><text:tab/><text:tab/></text:span><text:span text:style-name="T17"><text:tab/><text:tab/><text:tab/><text:tab/><text:tab/><text:tab/>?</text:span></text:p>
      <text:p text:style-name="P32"/>
      <text:p text:style-name="P29"><draw:line text:anchor-type="paragraph" draw:z-index="54" draw:name="Shape3" draw:style-name="gr1" draw:text-style-name="P78" svg:x1="1.7339in" svg:y1="0.2134in" svg:x2="6.0713in" svg:y2="0.1717in"><text:p/></draw:line><text:span text:style-name="T17">Conclusion </text:span><text:span text:style-name="T18">général</text:span><text:span text:style-name="T17"><text:tab/><text:tab/><text:tab/><text:tab/><text:tab/><text:tab/><text:tab/><text:tab/><text:tab/><text:tab/><text:tab/><text:tab/><text:tab/><text:tab/><text:tab/><text:tab/>?</text:span></text:p>
      <text:p text:style-name="P33"/>
      <text:p text:style-name="P42"><draw:line text:anchor-type="paragraph" draw:z-index="55" draw:name="Shape3" draw:style-name="gr1" draw:text-style-name="P78" svg:x1="1.0154in" svg:y1="0.2197in" svg:x2="6.0717in" svg:y2="0.1717in"><text:p/></draw:line><text:span text:style-name="T53">Références<text:tab/><text:tab/></text:span><text:span text:style-name="T54"><text:tab/><text:tab/><text:tab/><text:tab/><text:tab/><text:tab/><text:tab/><text:tab/><text:tab/><text:tab/><text:tab/><text:tab/><text:tab/><text:tab/><text:tab/><text:tab/>?</text:span></text:p>
      <text:p text:style-name="P28"/>
      <text:p text:style-name="P28"/>
      <text:p text:style-name="P28"/>
      <text:p text:style-name="P72"/>
      <text:p text:style-name="P37"/>
      <text:p text:style-name="P37"><text:bookmark-start text:name="Avant-propos"/>Avant-propos<text:bookmark-end text:name="Avant-propos"/></text:p>
      <text:p text:style-name="P28"/>
      <text:p text:style-name="P34">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4"/>
      <text:p text:style-name="P34">Compte tenu de la crise mondiale actuelle à cause du <text:span text:style-name="T45">COVID</text:span><text:span text:style-name="T43">-19</text:span>, on a effectué ce stage depuis nos maisons sous la direction de <text:s/><text:span text:style-name="T43">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44"><text:bookmark-start text:name="Glossaire"/>Glossaire<text:bookmark-end text:name="Glossaire"/></text:p>
      <text:p text:style-name="P36"/>
      <text:p text:style-name="P36">Certains termes techniques sont utilisés dans ce rapport, il est nécessaire de comprendre le sens dans lequel ils seront utilisés :</text:p>
      <text:p text:style-name="P36"/>
      <text:list xml:id="list795026473" text:style-name="L1">
        <text:list-item>
          <text:p text:style-name="P73"><text:span text:style-name="T52">Unity </text:span><text:span text:style-name="T57">: Moteur de jeu développé par Unity Technologies depuis 2004.</text:span></text:p>
        </text:list-item>
        <text:list-item>
          <text:p text:style-name="P73"><text:span text:style-name="T50">Asset</text:span><text:span text:style-name="T57"> <text:s/>: généralement tout ce qui compose le projet, que ce soit fichier de code, d'image, son, model3d, animation ...</text:span></text:p>
        </text:list-item>
        <text:list-item>
          <text:p text:style-name="P73"><text:span text:style-name="T52">Fungus </text:span><text:span text:style-name="T57">: Fungus est un outil qui permet d'ajouter facilement des personnages colorés et de créer des histoires captivantes dans votre jeu.</text:span></text:p>
        </text:list-item>
        <text:list-item>
          <text:p text:style-name="P73"><text:span text:style-name="T50">S</text:span><text:span text:style-name="T51">crum</text:span><text:span text:style-name="T57"> <text:s/>: méthode dédiée à la gestion des projets basée sur Agile, pratique de pilotage de projet répandue.</text:span></text:p>
        </text:list-item>
      </text:list>
      <text:p text:style-name="P36"/>
      <text:p text:style-name="P36"/>
      <text:p text:style-name="P36"/>
      <text:p text:style-name="P35"/>
      <text:p text:style-name="P35"/>
      <text:p text:style-name="P38"/>
      <text:p text:style-name="P74"><text:bookmark-start text:name="Dédicaces"/>Dédicaces<text:bookmark-end text:name="Dédicaces"/></text:p>
      <text:p text:style-name="P7"/>
      <text:p text:style-name="P20">Nous dédions ce travail :</text:p>
      <text:p text:style-name="P7"/>
      <text:p text:style-name="P7"/>
      <text:p text:style-name="P21">À nos très chers parents</text:p>
      <text:p text:style-name="P8">Aucun<text:span text:style-name="T60">e</text:span> dédicace ne peut exprimer notre respect, notre amour éternel et notre considération pour les sacrifices que vous avez faits pour notre éducation et notre bien-être.</text:p>
      <text:p text:style-name="P8">Nous vous remercions pour tout le soutien et l’amour que vous nous avez donnés depuis notre enfance et nous espérons que votre bénédiction nous accompagnera toujours.</text:p>
      <text:p text:style-name="P7"/>
      <text:p text:style-name="P7"/>
      <text:p text:style-name="P7"><text:s/><text:span text:style-name="T27">Nos frères et sœurs</text:span> </text:p>
      <text:p text:style-name="P8">Pour leur indulgence en notre faveur qu’ils touchent ici l’affection la plus intime qu’on ressent à leur égard.</text:p>
      <text:p text:style-name="P7"/>
      <text:p text:style-name="P7"/>
      <text:p text:style-name="P7"><text:s/><text:span text:style-name="T27">Nos Professeurs de la faculté des science Semlaila</text:span> </text:p>
      <text:p text:style-name="P8">C’est grâce à vous qu’on a pu atteindre ce stade, grâce à votre professionnalisme et à vos conseils précieux, nous sommes arrivés à cette étape marquante dans notre cursus scolaire.</text:p>
      <text:p text:style-name="P7"/>
      <text:p text:style-name="P7"/>
      <text:p text:style-name="P7"><text:s/><text:span text:style-name="T27">Notre cher Professeur El-Hassan Abdelwahed</text:span> </text:p>
      <text:p text:style-name="P8">Nous voulions vous adresser nos remerciements les plus sincères pour votre soutien, votre enseignement et vos conseils tout au long de la dernière année. </text:p>
      <text:p text:style-name="P7"/>
      <text:p text:style-name="P7"/>
      <text:p text:style-name="P7"><text:s/><text:span text:style-name="T27">Nos amis et collègues</text:span> </text:p>
      <text:p text:style-name="P39"><text:span text:style-name="T22">Pour leur compagnie et bons moments passés ensemble, Aucun mot ne pourrait exprimer notre reconnaissance et notre gratitude.</text:span><text:span text:style-name="T20"> </text:span></text:p>
      <text:p text:style-name="P75"><text:bookmark-start text:name="remerciement"/>Remerciement<text:bookmark-end text:name="remerciement"/></text:p>
      <text:p text:style-name="P7"/>
      <text:p text:style-name="P7"/>
      <text:p text:style-name="P9">Au nom de Dieu le Clément, le Tout Miséricordieux.</text:p>
      <text:p text:style-name="P9">Nous remercions tout d'abord Dieu de nous avoir offert tout ce que nous possédons. </text:p>
      <text:p text:style-name="P8"/>
      <text:p text:style-name="P8"/>
      <text:p text:style-name="P7"><text:span text:style-name="T21">Nous tenons à remercier vivement notre encadreur </text:span><text:span text:style-name="T25">Pr E. Abdelwahed</text:span><text:span text:style-name="T21"> pour avoir accepté de diriger et suivre la réalisation de notre projet, pour ses conseils et remarques qui nous étés d'un grand apport.</text:span></text:p>
      <text:p text:style-name="P8"/>
      <text:p text:style-name="P8">Nous remercions également les membres de jury pour avoir accepté de juger et critiquer ce travail, ainsi que tous ceux qu’ont honoré de leur présence. </text:p>
      <text:p text:style-name="P8"/>
      <text:p text:style-name="P7"><text:span text:style-name="T21">Nous remercions aussi l'ensemble des enseignants qui ont participé à no</text:span><text:span text:style-name="T23">tre </text:span><text:span text:style-name="T21"><text:s/>formation. </text:span></text:p>
      <text:p text:style-name="P7"><text:span text:style-name="T21">Comme nous tenons à remercier l’ensemble des enseignants à la </text:span><text:span text:style-name="T24">faculté</text:span><text:span text:style-name="T21"> des sciences Semlalia </text:span><text:span text:style-name="T26">FSSM</text:span><text:span text:style-name="T21">.</text:span></text:p>
      <text:p text:style-name="P8"/>
      <text:p text:style-name="P8">Enfin, nous aimerions remercier touts nos amis et nos collègues pour leur amitié, leur soutien, et à toute personne ayant contribué à la réalisation de ce travail, et tous ceux qui se sont intéressés à notre projet.</text:p>
      <text:p text:style-name="P8"/>
      <text:p text:style-name="P8"/>
      <text:p text:style-name="P8">Merci à tous et à toutes.</text:p>
      <text:p text:style-name="P22"/>
      <text:p text:style-name="P43"/>
      <text:p text:style-name="P40">AALLOUL OUTMAN ET AMAACH AMINE</text:p>
      <text:p text:style-name="P70"><text:span text:style-name="T66">Chapitre 1 : </text:span>Contexte général du projet</text:p>
      <text:p text:style-name="P47"/>
      <text:p text:style-name="P46"><text:span text:style-name="T66">1 . </text:span><text:bookmark-start text:name="Problématique"/>Problématique<text:bookmark-end text:name="Problématique"/></text:p>
      <text:p text:style-name="P45"/>
      <text:p text:style-name="P45"><text:bookmark-start text:name="1.1 Le système éducatif marocain en bref "/><text:span text:style-name="T41">1.1 </text:span>Le système éducatif marocain en bref <text:bookmark-end text:name="1.1 Le système éducatif marocain en bref "/></text:p>
      <text:p text:style-name="P48"><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28">L'</text:span></text:span><text:a xlink:type="simple" xlink:href="https://fr.wikipedia.org/wiki/Enseignement_secondaire" office:target-frame-name="_top" xlink:show="replace" text:style-name="Internet_20_link" text:visited-style-name="Visited_20_Internet_20_Link"><text:span text:style-name="Lien_20_hypertexte"><text:span text:style-name="T42">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50"/>
      <text:p text:style-name="P49"><text:bookmark-start text:name="1.2 Les défauts du système éducatif marocain"/><text:span text:style-name="T36">1.2 </text:span><text:span text:style-name="T35">Les défauts du système éducatif marocain</text:span><text:bookmark-end text:name="1.2 Les défauts du système éducatif marocain"/></text:p>
      <text:p text:style-name="P48"><text:span text:style-name="Police_20_par_20_défaut"><text:span text:style-name="T30">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31">25%</text:span></text:span><text:span text:style-name="Police_20_par_20_défaut"><text:span text:style-name="T34"> c’est le pourcentage d’enfants qui sortent du cycle primaire chaque année avec des acquis fragiles et insuffisants, en lecture, mathématique et écriture. A ces </text:span></text:span><text:span text:style-name="Police_20_par_20_défaut"><text:span text:style-name="T31">25%</text:span></text:span><text:span text:style-name="Police_20_par_20_défaut"><text:span text:style-name="T34"> d’enfants s’ajoutent </text:span></text:span><text:span text:style-name="Police_20_par_20_défaut"><text:span text:style-name="T31">15%</text:span></text:span><text:span text:style-name="Police_20_par_20_défaut"><text:span text:style-name="T34"> d’enfants qui sortiront chaque année du primaire en n’ayant pas les acquis de base, ce qui nous fait un total de </text:span></text:span><text:span text:style-name="Police_20_par_20_défaut"><text:span text:style-name="T31">40%</text:span></text:span><text:span text:style-name="Police_20_par_20_défaut"><text:span text:style-name="T34"> d’enfants chaque année, soit environ </text:span></text:span><text:span text:style-name="Police_20_par_20_défaut"><text:span text:style-name="T31">300,000</text:span></text:span><text:span text:style-name="Police_20_par_20_défaut"><text:span text:style-name="T34"> élèves sortent du primaire avec des graves lacunes « </text:span></text:span><text:span text:style-name="Police_20_par_20_défaut"><text:span text:style-name="T31">rapport du haut conseil de l’éducation </text:span></text:span><text:span text:style-name="Police_20_par_20_défaut"><text:span text:style-name="T34">», et ce rapport précise que ces lacunes les empêcheront de poursuivre une scolarité normale au collège.</text:span></text:span></text:p>
      <text:p text:style-name="P52"><text:span text:style-name="Police_20_par_20_défaut"><text:span text:style-name="T38"/></text:span></text:p>
      <text:p text:style-name="P52"><text:bookmark-start text:name="1.3 Les mécanismes d’apprentissage"/><text:soft-page-break/><text:span text:style-name="Police_20_par_20_défaut"><text:span text:style-name="T38">1.3 </text:span></text:span><text:span text:style-name="Police_20_par_20_défaut"><text:span text:style-name="T37">Les mécanismes d’apprentissage</text:span></text:span><text:bookmark-end text:name="1.3 Les mécanismes d’apprentissage"/></text:p>
      <text:p text:style-name="P52"><text:span text:style-name="Police_20_par_20_défaut"><text:span text:style-name="T37"/></text:span></text:p>
      <text:p text:style-name="P56">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60"/>
      <text:p text:style-name="P58"><text:bookmark-start text:name="1.4 Le problème réel"/><text:span text:style-name="T44">1.4 </text:span><text:span text:style-name="T43">Le problème réel</text:span><text:bookmark-end text:name="1.4 Le problème réel"/></text:p>
      <text:p text:style-name="P53"/>
      <text:p text:style-name="P56"/>
      <text:p text:style-name="P56">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56">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56">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1"/>
      <text:p text:style-name="P59"><text:bookmark-start text:name="1.5 Pourquoi investir dans l’éducation préscolaire"/><text:span text:style-name="T44">1.5 </text:span><text:span text:style-name="T43">Pourquoi investir dans l’éducation préscolaire ?</text:span><text:bookmark-end text:name="1.5 Pourquoi investir dans l’éducation préscolaire"/></text:p>
      <text:p text:style-name="P54"/>
      <text:p text:style-name="P57"/>
      <text:p text:style-name="P57">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60"/>
      <text:p text:style-name="P60"/>
      <text:p text:style-name="P58"><text:bookmark-start text:name="1.6 Questions de la problématique"/><text:span text:style-name="T44">1.6 </text:span><text:span text:style-name="T43">Questions de la problématique</text:span><text:bookmark-end text:name="1.6 Questions de la problématique"/></text:p>
      <text:p text:style-name="P55"/>
      <text:p text:style-name="P52"><text:span text:style-name="Police_20_par_20_défaut"><text:span text:style-name="T30"/></text:span></text:p>
      <text:p text:style-name="P52"><text:span text:style-name="Police_20_par_20_défaut"><text:span text:style-name="T30">Plusieurs questions se posent à cause de cette problématique, dans quelle mesure l’apprentissage des enfants, est-il une nécessité ? </text:span></text:span><text:span text:style-name="Police_20_par_20_défaut"><text:span text:style-name="T29">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52"><text:span text:style-name="Police_20_par_20_défaut"><text:span text:style-name="T40"/></text:span></text:p>
      <text:p text:style-name="P52"><text:bookmark-start text:name="1.7 La digitalisation de la pédagogie Montessori "/><text:span text:style-name="Police_20_par_20_défaut"><text:span text:style-name="T40">1.7 </text:span></text:span><text:span text:style-name="Police_20_par_20_défaut"><text:span text:style-name="T39">La digitalisation de la pédagogie Montessori </text:span></text:span><text:bookmark-end text:name="1.7 La digitalisation de la pédagogie Montessori "/></text:p>
      <text:p text:style-name="P52"><text:span text:style-name="Police_20_par_20_défaut"><text:span text:style-name="T30"/></text:span></text:p>
      <text:p text:style-name="P52"><text:span text:style-name="Police_20_par_20_défaut"><text:span text:style-name="T30">Les découvertes en neurosciences confirment ce que </text:span></text:span><text:span text:style-name="Police_20_par_20_défaut"><text:span text:style-name="T32">Maria Montessori </text:span></text:span><text:span text:style-name="Police_20_par_20_défaut"><text:span text:style-name="T30">(Voir chapitre suivant) avait commencé à explorer il y a déjà plus de cent ans. </text:span></text:span><text:span text:style-name="Police_20_par_20_défaut"><text:span text:style-name="T32">Steve Hughes</text:span></text:span><text:span text:style-name="Police_20_par_20_défaut"><text:span text:style-name="T30">,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52"><text:span text:style-name="Police_20_par_20_défaut"><text:span text:style-name="T30"/></text:span></text:p>
      <text:p text:style-name="P52"><text:span text:style-name="Police_20_par_20_défaut"><text:span text:style-name="T30">C’est la méthodologie Montessori qui renforce bel et bien le développement neurologique. Voici ce qu’ont découvert les neurosciences :</text:span></text:span></text:p>
      <text:list xml:id="list812145024" text:style-name="L2">
        <text:list-item>
          <text:p text:style-name="P71"><text:span text:style-name="Police_20_par_20_défaut"><text:span text:style-name="T30">Les mains sont l’instrument du cerveau</text:span></text:span></text:p>
        </text:list-item>
        <text:list-item>
          <text:p text:style-name="P71"><text:span text:style-name="Police_20_par_20_défaut"><text:span text:style-name="T30">L’expérimentation naturelle renforce les capacités et compétences</text:span></text:span></text:p>
        </text:list-item>
        <text:list-item>
          <text:p text:style-name="P71"><text:span text:style-name="Police_20_par_20_défaut"><text:span text:style-name="T30">Les fonctions exécutives permettent de manipuler des idées mentalement</text:span></text:span></text:p>
        </text:list-item>
        <text:list-item>
          <text:p text:style-name="P71"><text:span text:style-name="Police_20_par_20_défaut"><text:span text:style-name="T30">Les périodes sensibles ou les fenêtres de l’opportunité dans l’enfance</text:span></text:span></text:p>
        </text:list-item>
        <text:list-item>
          <text:p text:style-name="P71"><text:span text:style-name="Police_20_par_20_défaut"><text:span text:style-name="T30">Les neurones miroirs comme base de l’apprentissage</text:span></text:span></text:p>
        </text:list-item>
      </text:list>
      <text:p text:style-name="P52"><text:span text:style-name="Police_20_par_20_défaut"><text:span text:style-name="T30">En somme quatre facteurs facilitent l’apprentissage : l’attention, l’engagement actif, le test ou retour d’information et la consolidation des acquis.</text:span></text:span></text:p>
      <text:p text:style-name="P52"><text:span text:style-name="Police_20_par_20_défaut"><text:span text:style-name="T29"/></text:span></text:p>
      <text:p text:style-name="P52"><text:span text:style-name="Police_20_par_20_défaut"><text:span text:style-name="T29">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52"><text:span text:style-name="Police_20_par_20_défaut"><text:span text:style-name="T29"/></text:span></text:p>
      <text:p text:style-name="P52"><text:span text:style-name="Police_20_par_20_défaut"><text:span text:style-name="T29">Il nous a paru tout naturel d’utiliser cette formidable opportunité qu’offre le digital pour digitaliser cette pédagogie sous la forme d'une application mobile, ce qui </text:span></text:span><text:span text:style-name="Police_20_par_20_défaut"><text:span text:style-name="T33">l’objectif de notre projet</text:span></text:span><text:span text:style-name="Police_20_par_20_défaut"><text:span text:style-name="T29">.</text:span></text:span></text:p>
      <text:p text:style-name="P52"><text:span text:style-name="Police_20_par_20_défaut"><text:span text:style-name="T30"/></text:span></text:p>
      <text:p text:style-name="P52"><text:soft-page-break/><text:span text:style-name="Police_20_par_20_défaut"><text:span text:style-name="T30">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51"><text:span text:style-name="Police_20_par_20_défaut"><text:span text:style-name="T30">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76"><text:span text:style-name="T66">2 . </text:span><text:bookmark-start text:name="Pédagogie de Montessori"/>Pédagogie de Montessori<text:bookmark-end text:name="Pédagogie de Montessori"/></text:p>
      <text:p text:style-name="P12"/>
      <text:p text:style-name="P14"/>
      <text:p text:style-name="P14"><text:bookmark-start text:name="2.1 Qu’est-ce que la pédagogie Montessori"/><text:span text:style-name="T58">2.1 </text:span>Qu’est-ce que la pédagogie Montessori ?<text:bookmark-end text:name="2.1 Qu’est-ce que la pédagogie Montessori"/></text:p>
      <text:p text:style-name="P16"/>
      <text:p text:style-name="P23"><text:span text:style-name="Police_20_par_20_défaut"><text:span text:style-name="T47">La pédagogie Montessori est basée sur les observations et les découvertes de </text:span></text:span><text:span text:style-name="Police_20_par_20_défaut"><text:span text:style-name="T48">Maria Montessori</text:span></text:span><text:span text:style-name="Police_20_par_20_défaut"><text:span text:style-name="T47">,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48">d’observations d’enfants de milieux culturels variés</text:span></text:span><text:span text:style-name="Police_20_par_20_défaut"><text:span text:style-name="T47">, qui ont permis à Maria Montessori de conclure que tous les enfants sont pourvus de capacités universelles leur permettant d’acquérir des connaissances. Aujourd’hui, la pédagogie Montessori est utilisée dans le monde entier.</text:span></text:span></text:p>
      <text:p text:style-name="P19"/>
      <text:p text:style-name="P15"><text:bookmark-start text:name="2.2 D'où vient la méthode Maria Montessori"/><text:span text:style-name="T58">2.2 </text:span>D'où vient la méthode Maria Montessori ?<text:bookmark-end text:name="2.2 D'où vient la méthode Maria Montessori"/></text:p>
      <text:p text:style-name="P19"/>
      <text:p text:style-name="P23"><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4" draw:text-style-name="P81" svg:width="1.813in" svg:height="0.1697in" svg:x="5.0299in" svg:y="3.7626in"><draw:text-box><text:p text:style-name="P78"><text:span text:style-name="T69">Figure 1 : Maria Montessori</text:span></text:p></draw:text-box></draw:frame><text:span text:style-name="Police_20_par_20_défaut"><text:span text:style-name="T47">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8"/>
      <text:p text:style-name="P23"><text:span text:style-name="Police_20_par_20_défaut"><text:span text:style-name="T47">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47">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48">Jean Itard</text:span></text:span><text:span text:style-name="Police_20_par_20_défaut"><text:span text:style-name="T47"> et </text:span></text:span><text:span text:style-name="Police_20_par_20_défaut"><text:span text:style-name="T48">Edouard Séguin</text:span></text:span><text:span text:style-name="Police_20_par_20_défaut"><text:span text:style-name="T47">,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48">Guido Bacelli</text:span></text:span><text:span text:style-name="Police_20_par_20_défaut"><text:span text:style-name="T47">,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7"/>
      <text:p text:style-name="P23"><text:span text:style-name="Police_20_par_20_défaut"><text:span text:style-name="T47">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48">Anthropologie pédagogique</text:span></text:span><text:span text:style-name="Police_20_par_20_défaut"><text:span text:style-name="T47">.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8"/>
      <text:p text:style-name="P23"><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4" draw:text-style-name="P80" svg:width="1.813in" svg:height="0.1697in" svg:x="4.5307in" svg:y="2.9161in"><draw:text-box><text:p text:style-name="P78"><text:span text:style-name="T68">Figure 2 : première école Montessori</text:span></text:p></draw:text-box></draw:frame><text:span text:style-name="Police_20_par_20_défaut"><text:span text:style-name="T47">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48">Maison des enfants</text:span></text:span><text:span text:style-name="Police_20_par_20_défaut"><text:span text:style-name="T47">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8"/>
      <text:p text:style-name="P18"/>
      <text:p text:style-name="P18"><text:soft-page-break/></text:p>
      <text:p text:style-name="P13"><text:bookmark-start text:name="2.3 En quoi consiste la pédagogie Montessori"/><text:span text:style-name="T59">2.3 </text:span>En quoi consiste la pédagogie Montessori ?<text:bookmark-end text:name="2.3 En quoi consiste la pédagogie Montessori"/></text:p>
      <text:p text:style-name="P13"/>
      <text:p text:style-name="P23"><text:span text:style-name="Police_20_par_20_défaut"><text:span text:style-name="T47">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8"/>
      <text:p text:style-name="P17">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7"/>
      <text:p text:style-name="P17">Dans une classe Montessori on approche cet objectif de deux façons :</text:p>
      <text:p text:style-name="P17">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7">Le matériel Montessori a ce double objectif à long terme en plus du but immédiat de donner des informations spécifiques à l’enfant.</text:p>
      <text:p text:style-name="P18"/>
      <text:p text:style-name="P14"><text:bookmark-start text:name="2.4 Comment l’enfant apprend"/><text:span text:style-name="T59">2.4 </text:span>Comment l’enfant apprend ?<text:bookmark-end text:name="2.4 Comment l’enfant apprend"/></text:p>
      <text:p text:style-name="P18"/>
      <text:p text:style-name="P17">L’utilisation du matériel est basée sur l’aptitude unique du jeune enfant à apprendre.</text:p>
      <text:p text:style-name="P17">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7"/>
      <text:p text:style-name="P17">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8"/>
      <text:p text:style-name="P17">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8"/>
      <text:p text:style-name="P23"><text:span text:style-name="Police_20_par_20_défaut"><text:span text:style-name="T47">Dans son livre "l’esprit absorbant" Maria Montessori écrit, "</text:span></text:span><text:span text:style-name="Police_20_par_20_défaut"><text:span text:style-name="T48">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47">".</text:span></text:span></text:p>
      <text:p text:style-name="P17"/>
      <text:p text:style-name="P17">Une autre observation d<text:span text:style-name="T58">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8"/>
      <text:p text:style-name="P14"><text:bookmark-start text:name="2.5 A quel âge "/><text:span text:style-name="T59">2.5 </text:span>A quel âge ?<text:bookmark-end text:name="2.5 A quel âge "/></text:p>
      <text:p text:style-name="P18"/>
      <text:p text:style-name="P17">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7"/>
      <text:p text:style-name="P17"><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7"/>
      <text:p text:style-name="P23"><text:span text:style-name="Police_20_par_20_défaut"><text:span text:style-name="T47">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8"/>
      <text:p text:style-name="P62"><text:span text:style-name="Police_20_par_20_défaut"><text:span text:style-name="T48">Périodes sensibles * :</text:span></text:span><text:span text:style-name="Police_20_par_20_défaut"><text:span text:style-name="T47"> <text:s/>De la naissance à 6 ans environ, l’enfant traverse 6 périodes sensibles :</text:span></text:span></text:p>
      <text:list xml:id="list4085051039" text:style-name="L3">
        <text:list-item>
          <text:p text:style-name="P77">La période sensible du langage (plus ou moins entre 2 mois et 6 ans)</text:p>
        </text:list-item>
        <text:list-item>
          <text:p text:style-name="P77">La période sensible de la coordination des mouvements (plus ou moins entre 18 mois et 4 ans)</text:p>
        </text:list-item>
        <text:list-item>
          <text:p text:style-name="P77">La période sensible de l’ordre (plus ou moins de la naissance à 6 ans)</text:p>
        </text:list-item>
        <text:list-item>
          <text:p text:style-name="P77">La période sensible du raffinement des sens (plus ou moins entre de 18 mois et 5 ans)</text:p>
        </text:list-item>
        <text:list-item>
          <text:p text:style-name="P77">La période sensible du comportement social (plus ou moins entre 2,5 ans et 6 ans)</text:p>
        </text:list-item>
        <text:list-item>
          <text:p text:style-name="P77">La période sensible des petits objets (très courte période au cours de la 2e année)</text:p>
        </text:list-item>
      </text:list>
      <text:p text:style-name="P18"/>
      <text:p text:style-name="P14"><text:bookmark-start text:name="2.6 Le matériel Montessori : l’apprentissage par l’expérience"/><text:span text:style-name="T59">2.6 </text:span>Le matériel Montessori : l’apprentissage par l’expérience<text:bookmark-end text:name="2.6 Le matériel Montessori : l’apprentissage par l’expérience"/></text:p>
      <text:p text:style-name="P18"/>
      <text:p text:style-name="P17">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7"/>
      <text:p text:style-name="P17">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8"><text:span text:style-name="Police_20_par_20_défaut"><text:span text:style-name="T4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1"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MP7" style:family="paragraph">
      <loext:graphic-properties draw:fill="none" draw:fill-color="#ffffff"/>
      <style:paragraph-properties fo:text-align="center"/>
      <style:text-properties fo:color="#202122" style:font-name="Kreon2" fo:font-size="12pt" style:font-name-complex="Kreon2"/>
    </style:style>
    <style:style style:name="MP8" style:family="paragraph" style:parent-style-name="Footer_20_left">
      <style:paragraph-properties fo:text-align="center" style:justify-single-word="false"/>
      <style:text-properties fo:color="#333333" style:font-name="Kreon2"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MP11" style:family="paragraph" style:parent-style-name="Footer">
      <style:paragraph-properties fo:text-align="end" style:justify-single-word="false"/>
      <style:text-properties fo:color="#202122" style:font-name="Kreon2" fo:font-size="10pt" fo:language="fr" fo:country="FR" officeooo:rsid="0046c61c" officeooo:paragraph-rsid="0046c61c" style:font-size-asian="10pt" style:font-size-complex="10pt"/>
    </style:style>
    <style:style style:name="MP12" style:family="paragraph" style:parent-style-name="Footer">
      <style:paragraph-properties fo:text-align="end" style:justify-single-word="false"/>
      <style:text-properties fo:language="fr" fo:country="FR" officeooo:rsid="004daf75" officeooo:paragraph-rsid="004daf75"/>
    </style:style>
    <style:style style:name="MT1" style:family="text">
      <style:text-properties fo:color="#202122" style:font-name="Kreon2" fo:font-size="11pt" style:font-size-asian="11pt" style:font-name-complex="Kreon2" style:font-size-complex="11pt"/>
    </style:style>
    <style:style style:name="MT2" style:family="text">
      <style:text-properties fo:color="#202122" style:font-name="Kreon2" fo:font-size="11pt" style:font-size-asian="10.5pt" style:font-name-complex="Kreon2" style:font-size-complex="10.5pt"/>
    </style:style>
    <style:style style:name="MT3" style:family="text">
      <style:text-properties style:font-name="Kreon2" officeooo:rsid="0017b096"/>
    </style:style>
    <style:style style:name="MT4"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2" fo:font-size="11pt" fo:language="fr" fo:country="FR" style:font-size-asian="10.5pt" style:font-name-complex="Kreon2" style:font-size-complex="10.5pt"/>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Problematique_5f_page_5f_styl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roblématique</text:span></text:p></draw:text-box></draw:frame><draw:frame text:anchor-type="paragraph" draw:z-index="7" draw:name="Shape1" draw:style-name="Mgr2" draw:text-style-name="MP7" svg:width="2.5331in" svg:height="0.1933in" svg:x="0in" svg:y="0in"><draw:text-box><text:p text:style-name="MP5"><text:span text:style-name="MT2">Chapitre 1 : Contexte général du proje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1" draw:text-style-name="MP10" svg:width="1.8531in" svg:height="0.1933in" svg:x="5.4362in" svg:y="0.0244in"><draw:text-box><text:p text:style-name="MP9"><text:span text:style-name="MT4">Pédagogie de Montessori</text:span></text:p></draw:text-box></draw:frame><draw:frame text:anchor-type="paragraph" draw:z-index="17" draw:name="Shape1" draw:style-name="Mgr3" draw:text-style-name="MP7" svg:width="2.578in" svg:height="0.2433in" svg:x="0in" svg:y="0.0236in"><draw:text-box><text:p text:style-name="MP5"><text:span text:style-name="MT5">Chapitre 1 : <text:s/>Contexte général du proje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glossaire">
      <style:footer>
        <text:p text:style-name="MP11">Avant-propos</text:p>
      </style:footer>
    </style:master-page>
    <style:master-page style:name="glossaire" style:page-layout-name="Mpm14" style:next-style-name="First_20_Page">
      <style:footer>
        <text:p text:style-name="MP12">Glossaire</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5-31T19:27:36.114062905</dc:date>
    <meta:editing-duration>PT2H5M45S</meta:editing-duration>
    <meta:editing-cycles>28</meta:editing-cycles>
    <meta:generator>LibreOffice/6.3.1.2$Linux_X86_64 LibreOffice_project/b79626edf0065ac373bd1df5c28bd630b4424273</meta:generator>
    <meta:document-statistic meta:table-count="0" meta:image-count="2" meta:object-count="0" meta:page-count="17" meta:paragraph-count="137" meta:word-count="4092" meta:character-count="26341" meta:non-whitespace-character-count="21891"/>
  </office:meta>
</office:document-meta>
</file>